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69" manifest:media-type="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8" manifest:media-type=""/>
  <manifest:file-entry manifest:full-path="ObjectReplacements/Object 72" manifest:media-type="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 style:font-adornments="Oblique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7" style:family="table">
      <style:table-properties style:width="9.003cm" fo:margin-left="0.014cm" table:align="left" style:writing-mode="lr-tb"/>
    </style:style>
    <style:style style:name="Tableau7.A" style:family="table-column">
      <style:table-column-properties style:column-width="2.25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cm" fo:border="none" style:writing-mode="lr-tb"/>
    </style:style>
    <style:style style:name="Tableau8" style:family="table">
      <style:table-properties style:width="9.153cm" fo:margin-left="0.014cm" fo:margin-right="-0.016cm" table:align="margins" style:writing-mode="lr-tb"/>
    </style:style>
    <style:style style:name="Tableau8.A" style:family="table-column">
      <style:table-column-properties style:column-width="3.052cm" style:rel-column-width="21845*"/>
    </style:style>
    <style:style style:name="Tableau8.1" style:family="table-row">
      <style:table-row-properties style:min-row-height="0.794cm" fo:keep-together="auto"/>
    </style:style>
    <style:style style:name="Tableau8.A1" style:family="table-cell">
      <style:table-cell-properties style:vertical-align="top" fo:padding="0cm" fo:border="none" style:writing-mode="lr-tb"/>
    </style:style>
    <style:style style:name="Tableau21" style:family="table">
      <style:table-properties style:width="9.153cm" fo:margin-left="0.014cm" fo:margin-right="-0.016cm" table:align="margins" style:writing-mode="lr-tb"/>
    </style:style>
    <style:style style:name="Tableau21.A" style:family="table-column">
      <style:table-column-properties style:column-width="3.052cm" style:rel-column-width="21845*"/>
    </style:style>
    <style:style style:name="Tableau21.1" style:family="table-row">
      <style:table-row-properties fo:keep-together="auto"/>
    </style:style>
    <style:style style:name="Tableau21.A1" style:family="table-cell">
      <style:table-cell-properties style:vertical-align="top" fo:padding="0cm" fo:border="none" style:writing-mode="lr-tb"/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2.125cm" style:rel-column-width="15218*"/>
    </style:style>
    <style:style style:name="Tableau4.B" style:family="table-column">
      <style:table-column-properties style:column-width="3.173cm" style:rel-column-width="22731*"/>
    </style:style>
    <style:style style:name="Tableau4.C" style:family="table-column">
      <style:table-column-properties style:column-width="3.852cm" style:rel-column-width="27586*"/>
    </style:style>
    <style:style style:name="Tableau4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ecf191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3" style:family="table-cell">
      <style:table-cell-properties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4" style:family="table-cell">
      <style:table-cell-properties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5" style:family="table-cell">
      <style:table-cell-properties fo:padding="0.097cm" fo:border-left="0.5pt solid #000000" fo:border-right="none" fo:border-top="none" fo:border-bottom="0.5pt solid #000000"/>
    </style:style>
    <style:style style:name="Tableau4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6" style:family="table-cell">
      <style:table-cell-properties fo:padding="0.097cm" fo:border-left="0.5pt solid #000000" fo:border-right="none" fo:border-top="none" fo:border-bottom="0.5pt solid #000000"/>
    </style:style>
    <style:style style:name="Tableau4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7" style:family="table-cell">
      <style:table-cell-properties fo:padding="0.097cm" fo:border-left="0.5pt solid #000000" fo:border-right="none" fo:border-top="none" fo:border-bottom="0.5pt solid #000000"/>
    </style:style>
    <style:style style:name="Tableau4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fo:font-size="6pt" officeooo:paragraph-rsid="00179553" style:font-size-asian="5.25pt" style:font-size-complex="6pt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1cm"/>
        </style:tab-stops>
      </style:paragraph-properties>
      <style:text-properties officeooo:paragraph-rsid="00179553"/>
    </style:style>
    <style:style style:name="P8" style:family="paragraph" style:parent-style-name="Standard">
      <style:text-properties fo:font-variant="small-caps" style:font-name="Bitstream Vera Sans" fo:font-size="10pt" fo:language="zxx" fo:country="none" fo:font-weight="bold" officeooo:paragraph-rsid="00179553" style:font-size-asian="10pt" style:language-asian="zxx" style:country-asian="none" style:font-weight-asian="bold" style:font-size-complex="10pt"/>
    </style:style>
    <style:style style:name="P9" style:family="paragraph" style:parent-style-name="Standard">
      <style:text-properties fo:font-variant="small-caps" style:font-name="Bitstream Vera Sans" fo:font-size="6pt" fo:language="zxx" fo:country="none" fo:font-weight="bold" officeooo:paragraph-rsid="00179553" style:font-size-asian="6pt" style:language-asian="zxx" style:country-asian="none" style:font-weight-asian="bold" style:font-size-complex="6pt"/>
    </style:style>
    <style:style style:name="P10" style:family="paragraph" style:parent-style-name="Standard">
      <style:text-properties fo:font-variant="small-caps" fo:language="zxx" fo:country="none" fo:font-weight="bold" officeooo:paragraph-rsid="00179553" style:language-asian="zxx" style:country-asian="none" style:font-weight-asian="bold"/>
    </style:style>
    <style:style style:name="P11" style:family="paragraph" style:parent-style-name="Standard">
      <style:text-properties fo:font-variant="small-caps" fo:font-size="16pt" fo:language="zxx" fo:country="none" fo:font-weight="bold" officeooo:paragraph-rsid="00179553" style:font-size-asian="16pt" style:language-asian="zxx" style:country-asian="none" style:font-weight-asian="bold" style:font-size-complex="16pt"/>
    </style:style>
    <style:style style:name="P12" style:family="paragraph" style:parent-style-name="Standard">
      <style:text-properties fo:font-variant="small-caps" fo:font-size="10pt" fo:language="zxx" fo:country="none" fo:font-weight="bold" officeooo:paragraph-rsid="00179553" style:font-size-asian="10pt" style:language-asian="zxx" style:country-asian="none" style:font-weight-asian="bold" style:font-size-complex="10pt"/>
    </style:style>
    <style:style style:name="P13" style:family="paragraph" style:parent-style-name="Standard">
      <style:text-properties fo:font-variant="small-caps" fo:font-size="14pt" fo:language="zxx" fo:country="none" fo:font-weight="bold" officeooo:paragraph-rsid="00179553" style:font-size-asian="14pt" style:language-asian="zxx" style:country-asian="none" style:font-weight-asian="bold" style:font-size-complex="14pt"/>
    </style:style>
    <style:style style:name="P14" style:family="paragraph" style:parent-style-name="Standard">
      <style:text-properties fo:font-variant="small-caps" fo:font-size="6pt" fo:language="zxx" fo:country="none" fo:font-weight="bold" officeooo:paragraph-rsid="00179553" style:font-size-asian="6pt" style:language-asian="zxx" style:country-asian="none" style:font-weight-asian="bold" style:font-size-complex="6pt"/>
    </style:style>
    <style:style style:name="P15" style:family="paragraph" style:parent-style-name="Standard">
      <style:text-properties fo:font-variant="small-caps" fo:font-size="8pt" fo:language="zxx" fo:country="none" fo:font-weight="bold" officeooo:paragraph-rsid="00179553" style:font-size-asian="8pt" style:language-asian="zxx" style:country-asian="none" style:font-weight-asian="bold" style:font-size-complex="8pt"/>
    </style:style>
    <style:style style:name="P16" style:family="paragraph" style:parent-style-name="Standard">
      <style:text-properties fo:font-size="15pt" officeooo:paragraph-rsid="00179553" style:font-size-asian="15pt" style:font-size-complex="15pt"/>
    </style:style>
    <style:style style:name="P1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1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2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2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25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Footer">
      <style:text-properties officeooo:rsid="00178920" officeooo:paragraph-rsid="00178920"/>
    </style:style>
    <style:style style:name="P28" style:family="paragraph" style:parent-style-name="Footer">
      <style:text-properties officeooo:paragraph-rsid="0019fee0"/>
    </style:style>
    <style:style style:name="P2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_5f_En-tête">
      <style:text-properties officeooo:rsid="0019fee0" officeooo:paragraph-rsid="0019fee0"/>
    </style:style>
    <style:style style:name="P3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5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2" fo:font-size="9pt" style:font-size-asian="9pt" style:font-size-complex="9pt"/>
    </style:style>
    <style:style style:name="P38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Bitstream Vera Sans2" fo:font-size="9pt" style:font-size-asian="9pt" style:font-size-complex="9pt"/>
    </style:style>
    <style:style style:name="P39" style:family="paragraph" style:parent-style-name="Enonce_5f_txt">
      <style:paragraph-properties fo:margin-top="0cm" fo:margin-bottom="0cm" loext:contextual-spacing="false" fo:text-align="justify" style:justify-single-word="false" style:shadow="none"/>
      <style:text-properties style:font-name="Bitstream Vera Sans" fo:font-size="10pt" fo:letter-spacing="-0.007cm" fo:font-style="normal" officeooo:rsid="00142f23" officeooo:paragraph-rsid="0053b3c4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margin-top="0.101cm" fo:margin-bottom="0cm" loext:contextual-spacing="false" fo:text-align="center" style:justify-single-word="false" style:snap-to-layout-grid="false">
        <style:tab-stops>
          <style:tab-stop style:position="1cm"/>
        </style:tab-stops>
      </style:paragraph-properties>
      <style:text-properties officeooo:paragraph-rsid="00179553"/>
    </style:style>
    <style:style style:name="P41" style:family="paragraph" style:parent-style-name="Standard">
      <style:paragraph-properties fo:margin-top="0.101cm" fo:margin-bottom="0cm" loext:contextual-spacing="false"/>
      <style:text-properties fo:font-variant="small-caps" fo:font-size="10pt" fo:language="zxx" fo:country="none" fo:font-weight="bold" officeooo:paragraph-rsid="00179553" style:font-size-asian="10pt" style:language-asian="zxx" style:country-asian="none" style:font-weight-asian="bold" style:font-size-complex="10pt"/>
    </style:style>
    <style:style style:name="P42" style:family="paragraph" style:parent-style-name="Enonce_5f_txt">
      <style:paragraph-properties fo:margin-top="0.101cm" fo:margin-bottom="0cm" loext:contextual-spacing="false" fo:text-align="justify" style:justify-single-word="false" style:shadow="none"/>
      <style:text-properties style:font-name="Bitstream Vera Sans" fo:font-size="10pt" fo:letter-spacing="-0.007cm" fo:font-style="normal" officeooo:rsid="00142f23" officeooo:paragraph-rsid="0053b3c4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margin-top="0.499cm" fo:margin-bottom="0cm" loext:contextual-spacing="false"/>
      <style:text-properties fo:font-variant="small-caps" fo:language="zxx" fo:country="none" fo:font-weight="bold" officeooo:paragraph-rsid="00179553" style:language-asian="zxx" style:country-asian="none" style:font-weight-asian="bold"/>
    </style:style>
    <style:style style:name="P44" style:family="paragraph" style:parent-style-name="Table_20_Contents">
      <style:paragraph-properties fo:text-align="justify" style:justify-single-word="false"/>
      <style:text-properties style:font-name="Bitstream Vera Sans2" fo:font-size="9pt" style:font-size-asian="9pt" style:font-size-complex="9pt"/>
    </style:style>
    <style:style style:name="P45" style:family="paragraph" style:parent-style-name="_5f_Paragraphe_20_livret_20_">
      <style:paragraph-properties fo:margin-top="0cm" fo:margin-bottom="0.101cm" loext:contextual-spacing="false"/>
      <style:text-properties fo:font-size="2pt" style:font-size-asian="1.75pt" style:font-size-complex="2pt"/>
    </style:style>
    <style:style style:name="P46" style:family="paragraph" style:parent-style-name="Exo_5f_Num">
      <style:paragraph-properties fo:margin-top="0.7cm" fo:margin-bottom="0.101cm" loext:contextual-spacing="false"/>
    </style:style>
    <style:style style:name="P47" style:family="paragraph" style:parent-style-name="Exo_5f_Num">
      <style:paragraph-properties fo:margin-top="0.6cm" fo:margin-bottom="0.101cm" loext:contextual-spacing="false"/>
      <style:text-properties officeooo:paragraph-rsid="003d8e7f"/>
    </style:style>
    <style:style style:name="P48" style:family="paragraph" style:parent-style-name="Exo_5f_Num">
      <style:paragraph-properties fo:margin-top="0.499cm" fo:margin-bottom="0.101cm" loext:contextual-spacing="false"/>
      <style:text-properties officeooo:paragraph-rsid="004d6686"/>
    </style:style>
    <style:style style:name="P49" style:family="paragraph" style:parent-style-name="Exo_5f_Num">
      <style:paragraph-properties fo:margin-top="0.499cm" fo:margin-bottom="0.199cm" loext:contextual-spacing="false"/>
    </style:style>
    <style:style style:name="P50" style:family="paragraph" style:parent-style-name="Exo_5f_Num">
      <style:paragraph-properties fo:margin-top="0.4cm" fo:margin-bottom="0.199cm" loext:contextual-spacing="false"/>
    </style:style>
    <style:style style:name="P51" style:family="paragraph" style:parent-style-name="Exo_5f_Num">
      <style:paragraph-properties fo:margin-top="0.64cm" fo:margin-bottom="0.199cm" loext:contextual-spacing="false"/>
    </style:style>
    <style:style style:name="P52" style:family="paragraph" style:parent-style-name="Standard" style:list-style-name="Numbering_20_abc">
      <style:paragraph-properties fo:text-align="justify" style:justify-single-word="false"/>
      <style:text-properties style:font-name="Bitstream Vera Sans" fo:font-size="10pt" fo:letter-spacing="normal" officeooo:paragraph-rsid="0053b3c4" style:font-size-asian="10pt" style:font-size-complex="10pt"/>
    </style:style>
    <style:style style:name="P53" style:family="paragraph" style:parent-style-name="Standard" style:list-style-name="Numbering_20_abc">
      <style:text-properties style:font-name="Bitstream Vera Sans" fo:font-size="10pt" fo:letter-spacing="normal" officeooo:paragraph-rsid="0053b3c4" style:font-size-asian="10pt" style:font-size-complex="10pt"/>
    </style:style>
    <style:style style:name="P54" style:family="paragraph" style:parent-style-name="Standard" style:list-style-name="Numbering_20_abc">
      <style:paragraph-properties fo:margin-top="0.199cm" fo:margin-bottom="0.101cm" loext:contextual-spacing="false" style:shadow="none"/>
      <style:text-properties officeooo:paragraph-rsid="005077b5"/>
    </style:style>
    <style:style style:name="P55" style:family="paragraph" style:parent-style-name="Standard" style:list-style-name="Numbering_20_abc">
      <style:paragraph-properties fo:margin-top="0cm" fo:margin-bottom="0cm" loext:contextual-spacing="false" style:shadow="none"/>
      <style:text-properties style:font-name="Bitstream Vera Serif" fo:font-size="10pt" officeooo:paragraph-rsid="005077b5" style:font-size-asian="10pt" style:font-size-complex="10pt"/>
    </style:style>
    <style:style style:name="P56" style:family="paragraph" style:parent-style-name="_5f_Paragraphe_20_livret_20_" style:list-style-name="_5f_Numérotation_20_des_20_exercices_20_livrets">
      <style:paragraph-properties fo:margin-top="0cm" fo:margin-bottom="0cm" loext:contextual-spacing="false"/>
      <style:text-properties style:font-name="Bitstream Vera Sans" fo:font-size="10pt" fo:language="zxx" fo:country="none" fo:font-style="normal" officeooo:paragraph-rsid="00179553" style:font-size-asian="10pt" style:language-asian="zxx" style:country-asian="none" style:font-style-asian="normal" style:font-size-complex="10pt" style:font-style-complex="normal"/>
    </style:style>
    <style:style style:name="P57" style:family="paragraph" style:parent-style-name="_5f_Paragraphe_20_livret_20_" style:list-style-name="liste_5f_abc">
      <style:paragraph-properties fo:margin-top="0cm" fo:margin-bottom="0cm" loext:contextual-spacing="false" style:line-height-at-least="0.9cm">
        <style:tab-stops/>
      </style:paragraph-properties>
      <style:text-properties officeooo:paragraph-rsid="005077b5"/>
    </style:style>
    <style:style style:name="P58" style:family="paragraph" style:parent-style-name="_5f_Paragraphe_20_livret_20_" style:list-style-name="liste_5f_abc">
      <style:paragraph-properties fo:margin-top="0.101cm" fo:margin-bottom="0.3cm" loext:contextual-spacing="false"/>
      <style:text-properties officeooo:paragraph-rsid="00179553"/>
    </style:style>
    <style:style style:name="P59" style:family="paragraph" style:parent-style-name="_5f_Paragraphe_20_livret_20_" style:list-style-name="liste_5f_abc">
      <style:paragraph-properties fo:margin-top="0cm" fo:margin-bottom="0.3cm" loext:contextual-spacing="false" fo:break-before="column"/>
      <style:text-properties officeooo:paragraph-rsid="00179553"/>
    </style:style>
    <style:style style:name="P60" style:family="paragraph" style:parent-style-name="_5f_Paragraphe_20_livret_20_" style:list-style-name="liste_5f_abc">
      <style:paragraph-properties fo:margin-top="0.6cm" fo:margin-bottom="0.801cm" loext:contextual-spacing="false"/>
      <style:text-properties officeooo:paragraph-rsid="00179553"/>
    </style:style>
    <style:style style:name="P61" style:family="paragraph" style:parent-style-name="_5f_Paragraphe_20_livret_20_" style:list-style-name="liste_5f_abc">
      <style:paragraph-properties fo:margin-top="0.199cm" fo:margin-bottom="0cm" loext:contextual-spacing="false" style:line-height-at-least="0.9cm">
        <style:tab-stops/>
      </style:paragraph-properties>
      <style:text-properties officeooo:paragraph-rsid="005077b5"/>
    </style:style>
    <style:style style:name="P62" style:family="paragraph" style:parent-style-name="_5f_Paragraphe_20_livret_20_réponse_20_élève" style:list-style-name="liste_5f_abc">
      <style:paragraph-properties style:line-height-at-least="0.9cm"/>
    </style:style>
    <style:style style:name="P63" style:family="paragraph" style:parent-style-name="_5f_Paragraphe_20_livret_20_réponse_20_élève" style:list-style-name="liste_5f_abc">
      <style:paragraph-properties fo:margin-top="0.138cm" fo:margin-bottom="0.138cm" loext:contextual-spacing="false" fo:line-height="100%">
        <style:tab-stops>
          <style:tab-stop style:position="6.301cm"/>
        </style:tab-stops>
      </style:paragraph-properties>
    </style:style>
    <style:style style:name="P64" style:family="paragraph" style:parent-style-name="_5f_Paragraphe_20_livret_20_réponse_20_élève" style:list-style-name="liste_5f_abc">
      <style:paragraph-properties fo:margin-top="0.138cm" fo:margin-bottom="0.138cm" loext:contextual-spacing="false" fo:line-height="100%">
        <style:tab-stops>
          <style:tab-stop style:position="6.301cm"/>
        </style:tab-stops>
      </style:paragraph-properties>
      <style:text-properties officeooo:paragraph-rsid="0053b3c4"/>
    </style:style>
    <style:style style:name="P65" style:family="paragraph" style:parent-style-name="_5f_Paragraphe_20_livret_20_réponse_20_élève" style:list-style-name="liste_5f_abc">
      <style:paragraph-properties fo:margin-top="0.199cm" fo:margin-bottom="0cm" loext:contextual-spacing="false" style:line-height-at-least="0.9cm"/>
    </style:style>
    <style:style style:name="P66" style:family="paragraph" style:parent-style-name="_5f_Paragraphe_20_livret_20_réponse_20_élève" style:list-style-name="liste_5f_abc">
      <style:paragraph-properties fo:margin-top="0.199cm" fo:margin-bottom="0cm" loext:contextual-spacing="false" style:line-height-at-least="0.9cm">
        <style:tab-stops/>
      </style:paragraph-properties>
      <style:text-properties officeooo:paragraph-rsid="004e9660"/>
    </style:style>
    <style:style style:name="P67" style:family="paragraph" style:parent-style-name="_5f_Pied_20_de_20_page" style:list-style-name="">
      <style:paragraph-properties fo:text-align="end" style:justify-single-word="false"/>
    </style:style>
    <style:style style:name="P68" style:family="paragraph" style:parent-style-name="_5f_Pied_20_de_20_page">
      <style:paragraph-properties fo:text-align="end" style:justify-single-word="false"/>
    </style:style>
    <style:style style:name="P69" style:family="paragraph" style:parent-style-name="_5f_Pied_20_de_20_page" style:list-style-name=""/>
    <style:style style:name="P7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24" fo:break-before="auto" fo:break-after="auto" style:shadow="none">
        <style:tab-stops/>
      </style:paragraph-properties>
      <style:text-properties style:font-name="Bitstream Vera Sans" fo:font-size="10pt" fo:font-style="normal" fo:font-weight="bold" officeooo:rsid="00290c92" officeooo:paragraph-rsid="001a8406" style:font-size-asian="10pt" style:font-style-asian="normal" style:font-weight-asian="bold" style:font-size-complex="10pt" style:font-style-complex="normal" style:font-weight-complex="bold"/>
    </style:style>
    <style:style style:name="P72" style:family="paragraph">
      <style:paragraph-properties fo:margin-top="0cm" fo:margin-bottom="0.199cm" fo:text-align="center"/>
    </style:style>
    <style:style style:name="P73" style:family="paragraph">
      <loext:graphic-properties draw:fill-color="#e8c32a"/>
      <style:paragraph-properties fo:margin-top="0cm" fo:margin-bottom="0.199cm" fo:text-align="center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74" style:family="paragraph">
      <loext:graphic-properties draw:fill="solid" draw:fill-color="#ecf191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ead68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1ca2b8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84" style:family="paragraph">
      <style:paragraph-properties fo:text-align="center"/>
    </style:style>
    <style:style style:name="P8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87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fee0"/>
    </style:style>
    <style:style style:name="T6" style:family="text">
      <style:text-properties style:font-name="Bitstream Vera Sans"/>
    </style:style>
    <style:style style:name="T7" style:family="text">
      <style:text-properties style:font-name="Bitstream Vera Sans" fo:font-size="10pt" style:font-size-asian="10pt" style:font-size-complex="10pt"/>
    </style:style>
    <style:style style:name="T8" style:family="text">
      <style:text-properties style:font-name="Bitstream Vera Sans" fo:font-weight="normal" style:font-weight-asian="normal" style:font-weight-complex="normal"/>
    </style:style>
    <style:style style:name="T9" style:family="text">
      <style:text-properties style:font-name="OpenSymbol3"/>
    </style:style>
    <style:style style:name="T10" style:family="text">
      <style:text-properties style:font-name="OpenSymbol3" fo:font-size="10pt" style:font-size-asian="10pt" style:font-size-complex="10pt"/>
    </style:style>
    <style:style style:name="T11" style:family="text">
      <style:text-properties style:font-name="OpenSymbol" style:font-name-asian="OpenSymbol" style:font-name-complex="OpenSymbo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use-window-font-color="true" style:font-name="Bitstream Vera Sans" fo:font-size="10pt" fo:font-style="normal" fo:font-weight="normal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4" style:family="text">
      <style:text-properties style:use-window-font-color="true" style:font-name="Bitstream Vera Sans" fo:font-size="10pt" fo:font-style="normal" fo:font-weight="normal" officeooo:rsid="0015d9d2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5" style:family="text">
      <style:text-properties style:use-window-font-color="true" style:font-name="Bitstream Vera Sans" fo:font-size="10pt" fo:font-style="normal" fo:font-weight="normal" officeooo:rsid="003cc2c3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6" style:family="text">
      <style:text-properties style:use-window-font-color="true" style:font-name="Bitstream Vera Sans" fo:font-size="10pt" fo:font-style="normal" fo:font-weight="normal" officeooo:rsid="003cc2c3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7" style:family="text">
      <style:text-properties style:use-window-font-color="true" style:font-name="OpenSymbol1" fo:font-size="10pt" fo:font-style="normal" fo:font-weight="normal" officeooo:rsid="003cc2c3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8" style:family="text">
      <style:text-properties style:use-window-font-color="true" style:font-name="Bitstream Vera Sans3" fo:font-size="10pt" fo:letter-spacing="-0.004cm" fo:font-weight="normal" officeooo:rsid="00568df4" style:font-size-asian="10.5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letter-spacing="-0.014cm"/>
    </style:style>
    <style:style style:name="T21" style:family="text">
      <style:text-properties fo:letter-spacing="-0.014cm" style:text-underline-style="none" fo:font-weight="normal" style:font-weight-asian="normal" style:font-weight-complex="normal"/>
    </style:style>
    <style:style style:name="T22" style:family="text">
      <style:text-properties style:text-position="0% 100%" fo:font-size="10pt" officeooo:rsid="00425cb8" style:font-size-asian="10pt" style:font-size-complex="10pt"/>
    </style:style>
    <style:style style:name="T23" style:family="text">
      <style:text-properties style:text-position="0% 100%" fo:font-size="10pt" fo:font-weight="normal" officeooo:rsid="00425cb8" style:font-size-asian="10pt" style:font-weight-asian="normal" style:font-size-complex="10pt" style:font-weight-complex="normal"/>
    </style:style>
    <style:style style:name="T24" style:family="text">
      <style:text-properties officeooo:rsid="00442823"/>
    </style:style>
    <style:style style:name="T25" style:family="text">
      <style:text-properties fo:font-size="10pt" fo:letter-spacing="normal" fo:font-style="normal" officeooo:rsid="003cc2c3" style:font-size-asian="10pt" style:font-style-asian="normal" style:font-size-complex="10pt" style:font-style-complex="normal"/>
    </style:style>
    <style:style style:name="T26" style:family="text">
      <style:text-properties fo:font-size="10pt" fo:letter-spacing="normal" fo:font-style="normal" officeooo:rsid="00442823" style:font-size-asian="10pt" style:font-style-asian="normal" style:font-size-complex="10pt" style:font-style-complex="normal"/>
    </style:style>
    <style:style style:name="T27" style:family="text">
      <style:text-properties fo:font-size="10pt" fo:letter-spacing="normal" fo:font-style="italic" officeooo:rsid="003cc2c3" style:font-size-asian="10pt" style:font-style-asian="italic" style:font-size-complex="10pt" style:font-style-complex="italic"/>
    </style:style>
    <style:style style:name="T28" style:family="text">
      <style:text-properties fo:letter-spacing="-0.004cm"/>
    </style:style>
    <style:style style:name="T29" style:family="text">
      <style:text-properties fo:letter-spacing="-0.004cm" officeooo:rsid="0015d9d2"/>
    </style:style>
    <style:style style:name="T30" style:family="text">
      <style:text-properties fo:letter-spacing="-0.004cm" officeooo:rsid="004a7c02"/>
    </style:style>
    <style:style style:name="T31" style:family="text">
      <style:text-properties fo:letter-spacing="-0.004cm" officeooo:rsid="00568df4"/>
    </style:style>
    <style:style style:name="T32" style:family="text">
      <style:text-properties fo:letter-spacing="normal"/>
    </style:style>
    <style:style style:name="T33" style:family="text">
      <style:text-properties officeooo:rsid="00568df4"/>
    </style:style>
    <style:style style:name="T34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ecf191" draw:textarea-horizontal-align="left" draw:textarea-vertical-align="top" draw:auto-grow-height="false" fo:min-height="0.291cm" fo:min-width="0cm" fo:padding-top="0.229cm" fo:padding-bottom="0.229cm" fo:padding-left="0.441cm" fo:padding-right="0.441cm" fo:wrap-option="wrap" draw:shadow="hidden" draw:shadow-offset-x="0.3cm" draw:shadow-offset-y="0.3cm" draw:shadow-color="#808080" style:run-through="background"/>
    </style:style>
    <style:style style:name="gr5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ecf191" draw:textarea-horizontal-align="left" draw:textarea-vertical-align="top" draw:auto-grow-height="false" fo:min-height="0.284cm" fo:min-width="0cm" fo:padding-top="0.229cm" fo:padding-bottom="0.229cm" fo:padding-left="0.441cm" fo:padding-right="0.441cm" fo:wrap-option="wrap" draw:shadow="hidden" draw:shadow-offset-x="0.3cm" draw:shadow-offset-y="0.3cm" draw:shadow-color="#808080" style:run-through="background"/>
    </style:style>
    <style:style style:name="gr6" style:family="graphic">
      <style:graphic-properties style:run-through="background"/>
    </style:style>
    <style:style style:name="gr7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c0c0c0" draw:textarea-horizontal-align="left" draw:textarea-vertical-align="top" draw:auto-grow-height="false" fo:min-height="0.295cm" fo:min-width="0.614cm" fo:padding-top="0.229cm" fo:padding-bottom="0.229cm" fo:padding-left="0.441cm" fo:padding-right="0.441cm" fo:wrap-option="wrap" draw:shadow="hidden" draw:shadow-offset-x="0.3cm" draw:shadow-offset-y="0.3cm" draw:shadow-color="#808080" style:run-through="background"/>
    </style:style>
    <style:style style:name="gr8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none" draw:fill-color="#ffffff" draw:textarea-horizontal-align="left" draw:textarea-vertical-align="top" draw:auto-grow-height="false" fo:min-height="0.64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background"/>
    </style:style>
    <style:style style:name="gr9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none" draw:fill-color="#ffffff" draw:textarea-horizontal-align="left" draw:textarea-vertical-align="top" draw:auto-grow-height="false" fo:min-height="0.633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background"/>
    </style:style>
    <style:style style:name="gr11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ecf191" draw:textarea-horizontal-align="left" draw:textarea-vertical-align="top" draw:auto-grow-height="false" fo:min-height="1.042cm" fo:min-width="0.508cm" fo:padding-top="0.229cm" fo:padding-bottom="0.229cm" fo:padding-left="0.441cm" fo:padding-right="0.441cm" fo:wrap-option="wrap" draw:shadow="hidden" draw:shadow-offset-x="0.3cm" draw:shadow-offset-y="0.3cm" draw:shadow-color="#808080" style:run-through="background"/>
    </style:style>
    <style:style style:name="gr12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none" draw:fill-color="#ffffff" draw:textarea-horizontal-align="left" draw:textarea-vertical-align="top" draw:auto-grow-height="false" fo:min-height="0.633cm" fo:min-width="0.182cm" fo:padding-top="0.212cm" fo:padding-bottom="0.212cm" fo:padding-left="0.423cm" fo:padding-right="0.423cm" fo:wrap-option="wrap" draw:shadow="hidden" draw:shadow-offset-x="0.3cm" draw:shadow-offset-y="0.3cm" draw:shadow-color="#808080" style:run-through="background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ead680" draw:textarea-horizontal-align="left" draw:textarea-vertical-align="top" draw:auto-grow-height="false" fo:min-height="0.58cm" fo:min-width="1.18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ead680" draw:textarea-horizontal-align="left" draw:textarea-vertical-align="top" draw:auto-grow-height="false" fo:min-height="0.579cm" fo:min-width="0.164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ead680" draw:textarea-horizontal-align="left" draw:textarea-vertical-align="top" draw:auto-grow-height="false" fo:min-height="0.078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ead680" draw:textarea-horizontal-align="left" draw:textarea-vertical-align="top" draw:auto-grow-height="false" fo:min-height="0.076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ffffff" draw:textarea-horizontal-align="left" draw:textarea-vertical-align="top" draw:auto-grow-height="false" fo:min-height="0.076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ffffff" draw:textarea-horizontal-align="left" draw:textarea-vertical-align="top" draw:auto-grow-height="false" fo:min-height="0.078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ead680" draw:textarea-horizontal-align="left" draw:textarea-vertical-align="top" draw:auto-grow-height="false" fo:min-height="0.579cm" fo:min-width="0.168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000000" draw:marker-start-width="0.199cm" draw:marker-start-center="false" draw:marker-end-width="0.199cm" draw:marker-end-center="false" draw:stroke-linejoin="miter" draw:fill="solid" draw:fill-color="#1ca2b8" draw:textarea-horizontal-align="left" draw:textarea-vertical-align="top" draw:auto-grow-height="false" fo:min-height="0.074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background"/>
    </style:style>
    <style:style style:name="gr22" style:family="graphic">
      <style:graphic-properties draw:stroke="solid" svg:stroke-width="0.019cm" svg:stroke-color="#000000" draw:marker-start-width="0.199cm" draw:marker-start-center="false" draw:marker-end-width="0.199cm" draw:marker-end-center="false" draw:stroke-linejoin="miter" draw:fill="solid" draw:fill-color="#1ca2b8" draw:textarea-horizontal-align="left" draw:textarea-vertical-align="top" draw:auto-grow-height="false" fo:min-height="0.076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background"/>
    </style:style>
    <style:style style:name="gr23" style:family="graphic">
      <style:graphic-properties draw:stroke="solid" svg:stroke-width="0.019cm" svg:stroke-color="#000000" draw:marker-start-width="0.199cm" draw:marker-start-center="false" draw:marker-end-width="0.199cm" draw:marker-end-center="false" draw:stroke-linejoin="miter" draw:fill="solid" draw:fill-color="#ffffff" draw:textarea-horizontal-align="left" draw:textarea-vertical-align="top" draw:auto-grow-height="false" fo:min-height="0.076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background"/>
    </style:style>
    <style:style style:name="gr24" style:family="graphic">
      <style:graphic-properties draw:stroke="solid" svg:stroke-width="0.019cm" svg:stroke-color="#000000" draw:marker-start-width="0.199cm" draw:marker-start-center="false" draw:marker-end-width="0.199cm" draw:marker-end-center="false" draw:stroke-linejoin="miter" draw:fill="solid" draw:fill-color="#ffffff" draw:textarea-horizontal-align="left" draw:textarea-vertical-align="top" draw:auto-grow-height="false" fo:min-height="0.074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background"/>
    </style:style>
    <style:style style:name="gr2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6" style:family="graphic">
      <style:graphic-properties style:run-through="foreground"/>
    </style:style>
    <style:style style:name="gr27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3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3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39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4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4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4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4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4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4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4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4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4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3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3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3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3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<draw:g text:anchor-type="paragraph" draw:z-index="22" draw:style-name="gr1"><draw:custom-shape draw:style-name="gr2" draw:text-style-name="P73" svg:width="3.964cm" svg:height="0.641cm" draw:transform="skewX (0.00279252680319092) rotate (0.0872664625997165) translate (-0.370416666666667cm -0.0934861111111111cm)"><text:p text:style-name="P72"><text:span text:style-name="T3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23"><draw:text-box fo:min-height="4.981cm"><text:section text:style-name="Sect1" text:name="Section10"><text:p text:style-name="P35"/><text:list xml:id="list906362057" text:style-name="Numbering_20_abc"><text:list-item><text:p text:style-name="P52">Quel est le nombre qui, multiplié par 3, donne 36 ?</text:p></text:list-item><text:list-item><text:p text:style-name="P53">Quel est le nombre qui, multiplié par 7, donne 9 ?</text:p></text:list-item></text:list><text:p text:style-name="P42"><text:span text:style-name="Bold_5f_niv1"><text:span text:style-name="T32">Correction</text:span></text:span></text:p><text:p text:style-name="P39"><text:span text:style-name="_5f_BVS"><text:span text:style-name="T25">Il</text:span></text:span><text:span text:style-name="_5f_BVS"><text:span text:style-name="T27"> </text:span></text:span><text:span text:style-name="_5f_BVS"><text:span text:style-name="T25">s’agit</text:span></text:span><text:span text:style-name="_5f_BVS"><text:span text:style-name="T27"> </text:span></text:span><text:span text:style-name="_5f_BVS"><text:span text:style-name="T25">de</text:span></text:span><text:span text:style-name="_5f_BVS"><text:span text:style-name="T27"> </text:span></text:span><text:span text:style-name="_5f_BVS"><text:span text:style-name="T25">compléter</text:span></text:span><text:span text:style-name="_5f_BVS"><text:span text:style-name="T27"> </text:span></text:span><text:span text:style-name="_5f_BVS"><text:span text:style-name="T25">des</text:span></text:span><text:span text:style-name="_5f_BVS"><text:span text:style-name="T27"> </text:span></text:span><text:span text:style-name="_5f_BVS"><text:span text:style-name="T25">multiplication</text:span></text:span><text:span text:style-name="_5f_BVS"><text:span text:style-name="T26">s</text:span></text:span><text:span text:style-name="_5f_BVS"><text:span text:style-name="T27"> </text:span></text:span><text:span text:style-name="_5f_BVS"><text:span text:style-name="T25">à</text:span></text:span><text:span text:style-name="_5f_BVS"><text:span text:style-name="T27"> </text:span></text:span><text:span text:style-name="_5f_BVS"><text:span text:style-name="T25">trou. L’opération qui permet de trouver le nombre manquant est la division dont le résultat est un quotient.</text:span></text:span></text:p><text:list xml:id="list171431470647952" text:continue-list="list906362057" text:style-name="Numbering_20_abc"><text:list-item text:start-value="1"><text:p text:style-name="P54"><text:span text:style-name="_5f_en-tête_5f_exemple_5f_jaune"><text:span text:style-name="T13">... </text:span></text:span><text:span text:style-name="_5f_Symbole"><text:span text:style-name="T19">×</text:span></text:span><text:span text:style-name="_5f_Symbole"><text:span text:style-name="T8"> 3 </text:span></text:span><text:span text:style-name="_5f_Symbole"><text:span text:style-name="T23">=</text:span></text:span><text:span text:style-name="_5f_en-tête_5f_exemple_5f_jaune"><text:span text:style-name="T13"> 36, par définition c’est le quotient de 36 par 3 donc </text:span></text:span><text:span text:style-name="_5f_en-tête_5f_exemple_5f_jaune"><text:span text:style-name="T13"><draw:frame draw:style-name="fr5" draw:name="Objet53" text:anchor-type="as-char" svg:width="0.517cm" svg:height="0.87cm" draw:z-index="24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_5f_Symbole"><text:span text:style-name="T23">=</text:span></text:span><text:span text:style-name="_5f_en-tête_5f_exemple_5f_jaune"><text:span text:style-name="T13"> </text:span></text:span><text:span text:style-name="_5f_en-tête_5f_exemple_5f_jaune"><text:span text:style-name="T15">36 </text:span></text:span><text:span text:style-name="_5f_en-tête_5f_exemple_5f_jaune"><text:span text:style-name="T17"> </text:span></text:span><text:span text:style-name="_5f_en-tête_5f_exemple_5f_jaune"><text:span text:style-name="T16">3</text:span></text:span><text:span text:style-name="_5f_en-tête_5f_exemple_5f_jaune"><text:span text:style-name="T13"> </text:span></text:span><text:span text:style-name="_5f_Symbole"><text:span text:style-name="T23">=</text:span></text:span><text:span text:style-name="_5f_en-tête_5f_exemple_5f_jaune"><text:span text:style-name="T13"> </text:span></text:span><text:span text:style-name="_5f_en-tête_5f_exemple_5f_jaune"><text:span text:style-name="T15">12.</text:span></text:span></text:p></text:list-item><text:list-item><text:p text:style-name="P55"><text:span text:style-name="_5f_en-tête_5f_exemple_5f_jaune"><text:span text:style-name="T13">... </text:span></text:span><text:span text:style-name="_5f_Symbole"><text:span text:style-name="T19">×</text:span></text:span><text:span text:style-name="_5f_Symbole"><text:span text:style-name="T8"> 7 </text:span></text:span><text:span text:style-name="_5f_Symbole"><text:span text:style-name="T23">=</text:span></text:span><text:span text:style-name="_5f_en-tête_5f_exemple_5f_jaune"><text:span text:style-name="T13"> 9, par définition c’est le quotient de 9 par 7 </text:span></text:span><text:span text:style-name="_5f_en-tête_5f_exemple_5f_jaune"><text:span text:style-name="T14">qui s’écrit</text:span></text:span><text:span text:style-name="_5f_en-tête_5f_exemple_5f_jaune"><text:span text:style-name="T13"> </text:span></text:span><text:span text:style-name="_5f_en-tête_5f_exemple_5f_jaune"><text:span text:style-name="T13"><draw:frame draw:style-name="fr5" draw:name="Objet56" text:anchor-type="as-char" svg:width="0.293cm" svg:height="0.87cm" draw:z-index="25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en-tête_5f_exemple_5f_jaune"><text:span text:style-name="T13">.</text:span></text:span></text:p></text:list-item></text:list></text:section></draw:text-box></draw:frame></text:h>
      <text:list xml:id="list3217469456" text:style-name="Num_5f_Exo">
        <text:list-item>
          <text:h text:style-name="P46" text:outline-level="1"><text:span text:style-name="_5f_BVS"><text:span text:style-name="T12"> </text:span></text:span><text:span text:style-name="_5f_BVS"><text:span text:style-name="T21">Pour chaque figure, i</text:span></text:span><text:span text:style-name="_5f_BVS"><text:span text:style-name="T20">ndique la fraction de la surface totale qui est colorée.</text:span></text:span></text:h>
        </text:list-item>
      </text:list>
      <text:list xml:id="list2781512899" text:style-name="_5f_Numérotation_20_des_20_exercices_20_livrets">
        <text:list-header>
          <text:p text:style-name="P56"><draw:g text:anchor-type="char" draw:z-index="21" draw:style-name="gr3"><draw:custom-shape draw:style-name="gr4" draw:text-style-name="P74" svg:width="1.484cm" svg:height="1.5cm" svg:x="4.879cm" svg:y="0.349cm"><text:p/><draw:enhanced-geometry svg:viewBox="0 0 21600 21600" draw:text-areas="5672 10799 16250 21599" draw:type="mso-spt100" draw:modifiers="59.4552732142407 118.85647583007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" draw:text-style-name="P74" svg:width="1.481cm" svg:height="1.486cm" svg:x="7.142cm" svg:y="0.351cm"><text:p/><draw:enhanced-geometry svg:viewBox="0 0 21600 21600" draw:text-areas="10799 0 21599 10799" draw:type="mso-spt100" draw:modifiers="-179.868309139686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6"><draw:custom-shape draw:style-name="gr7" draw:text-style-name="P75" svg:width="1.497cm" svg:height="1.509cm" svg:x="7.136cm" svg:y="0.344cm"><text:p/><draw:enhanced-geometry svg:viewBox="0 0 21600 21600" draw:text-areas="1 0 21599 10799" draw:type="mso-spt100" draw:modifiers="0 0 21598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" draw:text-style-name="P76" svg:width="1.498cm" svg:height="1.509cm" svg:x="7.133cm" svg:y="0.34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9" draw:text-style-name="P77" svg:x1="7.131cm" svg:y1="1.092cm" svg:x2="8.626cm" svg:y2="1.092cm"><text:p/></draw:line></draw:g><draw:custom-shape draw:style-name="gr10" draw:text-style-name="P76" svg:width="1.498cm" svg:height="1.502cm" svg:x="4.879cm" svg:y="0.34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9" draw:text-style-name="P77" svg:x1="4.98cm" svg:y1="0.711cm" svg:x2="6.274cm" svg:y2="1.461cm"><text:p/></draw:line><draw:line draw:style-name="gr9" draw:text-style-name="P77" svg:x1="5.625cm" svg:y1="0.344cm" svg:x2="5.625cm" svg:y2="1.843cm"><text:p/></draw:line><draw:line draw:style-name="gr9" draw:text-style-name="P77" svg:x1="5.256cm" svg:y1="0.443cm" svg:x2="6.003cm" svg:y2="1.742cm"><text:p/></draw:line><draw:line draw:style-name="gr9" draw:text-style-name="P77" svg:x1="5.998cm" svg:y1="0.443cm" svg:x2="5.251cm" svg:y2="1.742cm"><text:p/></draw:line><draw:line draw:style-name="gr9" draw:text-style-name="P77" svg:x1="4.98cm" svg:y1="1.468cm" svg:x2="6.274cm" svg:y2="0.718cm"><text:p/></draw:line><draw:line draw:style-name="gr9" draw:text-style-name="P77" svg:x1="4.879cm" svg:y1="1.092cm" svg:x2="6.374cm" svg:y2="1.092cm"><text:p/></draw:line><draw:g draw:style-name="gr6"><draw:custom-shape draw:style-name="gr11" draw:text-style-name="P74" svg:width="1.498cm" svg:height="1.502cm" svg:x="0.37cm" svg:y="0.344cm"><text:p/><draw:enhanced-geometry svg:viewBox="0 0 21600 21600" draw:text-areas="1569 0 21599 21599" draw:type="mso-spt100" draw:modifiers="-149.240814208984 149.036773681641 18561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0" draw:text-style-name="P76" svg:width="1.498cm" svg:height="1.502cm" svg:x="0.372cm" svg:y="0.34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9" draw:text-style-name="P77" svg:x1="0.374cm" svg:y1="1.092cm" svg:x2="1.867cm" svg:y2="1.092cm"><text:p/></draw:line><draw:line draw:style-name="gr9" draw:text-style-name="P77" svg:x1="1.493cm" svg:y1="0.443cm" svg:x2="0.746cm" svg:y2="1.742cm"><text:p/></draw:line><draw:line draw:style-name="gr9" draw:text-style-name="P77" svg:x1="0.746cm" svg:y1="0.443cm" svg:x2="1.493cm" svg:y2="1.742cm"><text:p/></draw:line><draw:line draw:style-name="gr9" draw:text-style-name="P77" svg:x1="1.119cm" svg:y1="0.346cm" svg:x2="1.119cm" svg:y2="1.845cm"><text:p/></draw:line><draw:line draw:style-name="gr9" draw:text-style-name="P77" svg:x1="0.476cm" svg:y1="0.718cm" svg:x2="1.769cm" svg:y2="1.467cm"><text:p/></draw:line><draw:line draw:style-name="gr9" draw:text-style-name="P77" svg:x1="0.477cm" svg:y1="1.475cm" svg:x2="1.77cm" svg:y2="0.726cm"><text:p/></draw:line></draw:g><draw:g draw:style-name="gr6"><draw:custom-shape draw:style-name="gr4" draw:text-style-name="P74" svg:width="1.458cm" svg:height="1.502cm" svg:x="2.665cm" svg:y="0.349cm"><text:p/><draw:enhanced-geometry svg:viewBox="0 0 21600 21600" draw:text-areas="10799 0 21599 10799" draw:type="mso-spt100" draw:modifiers="270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2" draw:text-style-name="P76" svg:width="1.46cm" svg:height="1.502cm" svg:x="2.667cm" svg:y="0.34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9" draw:text-style-name="P77" svg:x1="2.66cm" svg:y1="1.092cm" svg:x2="4.116cm" svg:y2="1.092cm"><text:p/></draw:line><draw:line draw:style-name="gr9" draw:text-style-name="P77" svg:x1="3.389cm" svg:y1="0.344cm" svg:x2="3.389cm" svg:y2="1.845cm"><text:p/></draw:line></draw:g></draw:g></text:p>
        </text:list-header>
      </text:list>
      <text:p text:style-name="P8"/>
      <text:p text:style-name="P9"/>
      <text:p text:style-name="P9"/>
      <text:p text:style-name="P8"/>
      <text:p text:style-name="P8"/>
      <table:table table:name="Tableau7" table:style-name="Tableau7">
        <table:table-column table:style-name="Tableau7.A" table:number-columns-repeated="4"/>
        <table:table-row table:style-name="Tableau7.1">
          <table:table-cell table:style-name="Tableau7.A1" office:value-type="string">
            <text:p text:style-name="P7"><draw:frame draw:style-name="fr4" draw:name="Objet59" text:anchor-type="as-char" svg:width="0.94cm" svg:height="0.87cm" draw:z-index="26"><draw:object xlink:href="./Object 75" xlink:type="simple" xlink:show="embed" xlink:actuate="onLoad"/><draw:image xlink:href="./ObjectReplacements/Object 75" xlink:type="simple" xlink:show="embed" xlink:actuate="onLoad"/></draw:frame></text:p>
          </table:table-cell>
          <table:table-cell table:style-name="Tableau7.A1" office:value-type="string">
            <text:p text:style-name="P7"><draw:frame draw:style-name="fr4" draw:name="Objet60" text:anchor-type="as-char" svg:width="0.94cm" svg:height="0.87cm" draw:z-index="27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  <table:table-cell table:style-name="Tableau7.A1" office:value-type="string">
            <text:p text:style-name="P7"><draw:frame draw:style-name="fr4" draw:name="Objet61" text:anchor-type="as-char" svg:width="0.94cm" svg:height="0.87cm" draw:z-index="28"><draw:object xlink:href="./Object 77" xlink:type="simple" xlink:show="embed" xlink:actuate="onLoad"/><draw:image xlink:href="./ObjectReplacements/Object 77" xlink:type="simple" xlink:show="embed" xlink:actuate="onLoad"/></draw:frame></text:p>
          </table:table-cell>
          <table:table-cell table:style-name="Tableau7.A1" office:value-type="string">
            <text:p text:style-name="P7"><draw:frame draw:style-name="fr4" draw:name="Objet62" text:anchor-type="as-char" svg:width="0.94cm" svg:height="0.87cm" draw:z-index="29"><draw:object xlink:href="./Object 78" xlink:type="simple" xlink:show="embed" xlink:actuate="onLoad"/><draw:image xlink:href="./ObjectReplacements/Object 78" xlink:type="simple" xlink:show="embed" xlink:actuate="onLoad"/></draw:frame></text:p>
          </table:table-cell>
        </table:table-row>
      </table:table>
      <text:p text:style-name="P41"><draw:g text:anchor-type="char" draw:z-index="19" draw:style-name="gr3"><draw:custom-shape draw:style-name="gr21" draw:text-style-name="P80" svg:width="0.502cm" svg:height="0.502cm" svg:x="0.499cm" svg:y="0.564cm"><text:p/><draw:enhanced-geometry svg:viewBox="0 0 21600 21600" draw:type="rectangle" draw:enhanced-path="M 0 0 L 21600 0 21600 21600 0 21600 0 0 Z N"/></draw:custom-shape><draw:custom-shape draw:style-name="gr21" draw:text-style-name="P80" svg:width="0.502cm" svg:height="0.502cm" svg:x="1cm" svg:y="0.564cm"><text:p/><draw:enhanced-geometry svg:viewBox="0 0 21600 21600" draw:type="rectangle" draw:enhanced-path="M 0 0 L 21600 0 21600 21600 0 21600 0 0 Z N"/></draw:custom-shape><draw:custom-shape draw:style-name="gr21" draw:text-style-name="P80" svg:width="0.502cm" svg:height="0.502cm" svg:x="1.501cm" svg:y="0.564cm"><text:p/><draw:enhanced-geometry svg:viewBox="0 0 21600 21600" draw:type="rectangle" draw:enhanced-path="M 0 0 L 21600 0 21600 21600 0 21600 0 0 Z N"/></draw:custom-shape><draw:custom-shape draw:style-name="gr21" draw:text-style-name="P80" svg:width="0.503cm" svg:height="0.502cm" svg:x="2.002cm" svg:y="0.564cm"><text:p/><draw:enhanced-geometry svg:viewBox="0 0 21600 21600" draw:type="rectangle" draw:enhanced-path="M 0 0 L 21600 0 21600 21600 0 21600 0 0 Z N"/></draw:custom-shape><draw:custom-shape draw:style-name="gr22" draw:text-style-name="P80" svg:width="0.502cm" svg:height="0.503cm" svg:x="0.499cm" svg:y="1.065cm"><text:p/><draw:enhanced-geometry svg:viewBox="0 0 21600 21600" draw:type="rectangle" draw:enhanced-path="M 0 0 L 21600 0 21600 21600 0 21600 0 0 Z N"/></draw:custom-shape><draw:custom-shape draw:style-name="gr22" draw:text-style-name="P80" svg:width="0.502cm" svg:height="0.503cm" svg:x="1cm" svg:y="1.065cm"><text:p/><draw:enhanced-geometry svg:viewBox="0 0 21600 21600" draw:type="rectangle" draw:enhanced-path="M 0 0 L 21600 0 21600 21600 0 21600 0 0 Z N"/></draw:custom-shape><draw:custom-shape draw:style-name="gr22" draw:text-style-name="P80" svg:width="0.502cm" svg:height="0.503cm" svg:x="1.501cm" svg:y="1.065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2.002cm" svg:y="1.065cm"><text:p/><draw:enhanced-geometry svg:viewBox="0 0 21600 21600" draw:type="rectangle" draw:enhanced-path="M 0 0 L 21600 0 21600 21600 0 21600 0 0 Z N"/></draw:custom-shape><draw:custom-shape draw:style-name="gr22" draw:text-style-name="P80" svg:width="0.502cm" svg:height="0.503cm" svg:x="0.499cm" svg:y="1.566cm"><text:p/><draw:enhanced-geometry svg:viewBox="0 0 21600 21600" draw:type="rectangle" draw:enhanced-path="M 0 0 L 21600 0 21600 21600 0 21600 0 0 Z N"/></draw:custom-shape><draw:custom-shape draw:style-name="gr22" draw:text-style-name="P80" svg:width="0.502cm" svg:height="0.503cm" svg:x="1cm" svg:y="1.566cm"><text:p/><draw:enhanced-geometry svg:viewBox="0 0 21600 21600" draw:type="rectangle" draw:enhanced-path="M 0 0 L 21600 0 21600 21600 0 21600 0 0 Z N"/></draw:custom-shape><draw:custom-shape draw:style-name="gr23" draw:text-style-name="P81" svg:width="0.502cm" svg:height="0.503cm" svg:x="1.501cm" svg:y="1.566cm"><text:p/><draw:enhanced-geometry svg:viewBox="0 0 21600 21600" draw:type="rectangle" draw:enhanced-path="M 0 0 L 21600 0 21600 21600 0 21600 0 0 Z N"/></draw:custom-shape><draw:custom-shape draw:style-name="gr23" draw:text-style-name="P81" svg:width="0.503cm" svg:height="0.503cm" svg:x="2.002cm" svg:y="1.566cm"><text:p/><draw:enhanced-geometry svg:viewBox="0 0 21600 21600" draw:type="rectangle" draw:enhanced-path="M 0 0 L 21600 0 21600 21600 0 21600 0 0 Z N"/></draw:custom-shape><draw:custom-shape draw:style-name="gr23" draw:text-style-name="P81" svg:width="0.502cm" svg:height="0.503cm" svg:x="0.499cm" svg:y="2.067cm"><text:p/><draw:enhanced-geometry svg:viewBox="0 0 21600 21600" draw:type="rectangle" draw:enhanced-path="M 0 0 L 21600 0 21600 21600 0 21600 0 0 Z N"/></draw:custom-shape><draw:custom-shape draw:style-name="gr23" draw:text-style-name="P81" svg:width="0.502cm" svg:height="0.503cm" svg:x="1cm" svg:y="2.067cm"><text:p/><draw:enhanced-geometry svg:viewBox="0 0 21600 21600" draw:type="rectangle" draw:enhanced-path="M 0 0 L 21600 0 21600 21600 0 21600 0 0 Z N"/></draw:custom-shape><draw:custom-shape draw:style-name="gr23" draw:text-style-name="P81" svg:width="0.502cm" svg:height="0.503cm" svg:x="1.501cm" svg:y="2.067cm"><text:p/><draw:enhanced-geometry svg:viewBox="0 0 21600 21600" draw:type="rectangle" draw:enhanced-path="M 0 0 L 21600 0 21600 21600 0 21600 0 0 Z N"/></draw:custom-shape><draw:custom-shape draw:style-name="gr23" draw:text-style-name="P81" svg:width="0.503cm" svg:height="0.503cm" svg:x="2.002cm" svg:y="2.067cm"><text:p/><draw:enhanced-geometry svg:viewBox="0 0 21600 21600" draw:type="rectangle" draw:enhanced-path="M 0 0 L 21600 0 21600 21600 0 21600 0 0 Z N"/></draw:custom-shape><draw:custom-shape draw:style-name="gr24" draw:text-style-name="P81" svg:width="0.503cm" svg:height="0.502cm" svg:x="3.505cm" svg:y="0.564cm"><text:p/><draw:enhanced-geometry svg:viewBox="0 0 21600 21600" draw:type="rectangle" draw:enhanced-path="M 0 0 L 21600 0 21600 21600 0 21600 0 0 Z N"/></draw:custom-shape><draw:custom-shape draw:style-name="gr24" draw:text-style-name="P81" svg:width="0.503cm" svg:height="0.502cm" svg:x="4.006cm" svg:y="0.564cm"><text:p/><draw:enhanced-geometry svg:viewBox="0 0 21600 21600" draw:type="rectangle" draw:enhanced-path="M 0 0 L 21600 0 21600 21600 0 21600 0 0 Z N"/></draw:custom-shape><draw:custom-shape draw:style-name="gr21" draw:text-style-name="P80" svg:width="0.503cm" svg:height="0.502cm" svg:x="4.507cm" svg:y="0.564cm"><text:p/><draw:enhanced-geometry svg:viewBox="0 0 21600 21600" draw:type="rectangle" draw:enhanced-path="M 0 0 L 21600 0 21600 21600 0 21600 0 0 Z N"/></draw:custom-shape><draw:custom-shape draw:style-name="gr21" draw:text-style-name="P80" svg:width="0.503cm" svg:height="0.502cm" svg:x="5.008cm" svg:y="0.564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3.505cm" svg:y="1.065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4.006cm" svg:y="1.065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4.507cm" svg:y="1.065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5.008cm" svg:y="1.065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3.505cm" svg:y="1.566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4.006cm" svg:y="1.566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4.507cm" svg:y="1.566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5.008cm" svg:y="1.566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3.505cm" svg:y="2.067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4.006cm" svg:y="2.067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4.507cm" svg:y="2.067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5.008cm" svg:y="2.067cm"><text:p/><draw:enhanced-geometry svg:viewBox="0 0 21600 21600" draw:type="rectangle" draw:enhanced-path="M 0 0 L 21600 0 21600 21600 0 21600 0 0 Z N"/></draw:custom-shape><draw:custom-shape draw:style-name="gr24" draw:text-style-name="P81" svg:width="0.503cm" svg:height="0.502cm" svg:x="6.51cm" svg:y="0.564cm"><text:p/><draw:enhanced-geometry svg:viewBox="0 0 21600 21600" draw:type="rectangle" draw:enhanced-path="M 0 0 L 21600 0 21600 21600 0 21600 0 0 Z N"/></draw:custom-shape><draw:custom-shape draw:style-name="gr24" draw:text-style-name="P81" svg:width="0.503cm" svg:height="0.502cm" svg:x="7.011cm" svg:y="0.564cm"><text:p/><draw:enhanced-geometry svg:viewBox="0 0 21600 21600" draw:type="rectangle" draw:enhanced-path="M 0 0 L 21600 0 21600 21600 0 21600 0 0 Z N"/></draw:custom-shape><draw:custom-shape draw:style-name="gr24" draw:text-style-name="P81" svg:width="0.503cm" svg:height="0.502cm" svg:x="7.512cm" svg:y="0.564cm"><text:p/><draw:enhanced-geometry svg:viewBox="0 0 21600 21600" draw:type="rectangle" draw:enhanced-path="M 0 0 L 21600 0 21600 21600 0 21600 0 0 Z N"/></draw:custom-shape><draw:custom-shape draw:style-name="gr24" draw:text-style-name="P81" svg:width="0.503cm" svg:height="0.502cm" svg:x="8.013cm" svg:y="0.564cm"><text:p/><draw:enhanced-geometry svg:viewBox="0 0 21600 21600" draw:type="rectangle" draw:enhanced-path="M 0 0 L 21600 0 21600 21600 0 21600 0 0 Z N"/></draw:custom-shape><draw:custom-shape draw:style-name="gr23" draw:text-style-name="P81" svg:width="0.503cm" svg:height="0.503cm" svg:x="6.51cm" svg:y="1.065cm"><text:p/><draw:enhanced-geometry svg:viewBox="0 0 21600 21600" draw:type="rectangle" draw:enhanced-path="M 0 0 L 21600 0 21600 21600 0 21600 0 0 Z N"/></draw:custom-shape><draw:custom-shape draw:style-name="gr23" draw:text-style-name="P81" svg:width="0.503cm" svg:height="0.503cm" svg:x="7.011cm" svg:y="1.065cm"><text:p/><draw:enhanced-geometry svg:viewBox="0 0 21600 21600" draw:type="rectangle" draw:enhanced-path="M 0 0 L 21600 0 21600 21600 0 21600 0 0 Z N"/></draw:custom-shape><draw:custom-shape draw:style-name="gr23" draw:text-style-name="P81" svg:width="0.503cm" svg:height="0.503cm" svg:x="7.512cm" svg:y="1.065cm"><text:p/><draw:enhanced-geometry svg:viewBox="0 0 21600 21600" draw:type="rectangle" draw:enhanced-path="M 0 0 L 21600 0 21600 21600 0 21600 0 0 Z N"/></draw:custom-shape><draw:custom-shape draw:style-name="gr23" draw:text-style-name="P81" svg:width="0.503cm" svg:height="0.503cm" svg:x="8.013cm" svg:y="1.065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6.51cm" svg:y="1.566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7.011cm" svg:y="1.566cm"><text:p/><draw:enhanced-geometry svg:viewBox="0 0 21600 21600" draw:type="rectangle" draw:enhanced-path="M 0 0 L 21600 0 21600 21600 0 21600 0 0 Z N"/></draw:custom-shape><draw:custom-shape draw:style-name="gr23" draw:text-style-name="P81" svg:width="0.503cm" svg:height="0.503cm" svg:x="7.512cm" svg:y="1.566cm"><text:p/><draw:enhanced-geometry svg:viewBox="0 0 21600 21600" draw:type="rectangle" draw:enhanced-path="M 0 0 L 21600 0 21600 21600 0 21600 0 0 Z N"/></draw:custom-shape><draw:custom-shape draw:style-name="gr23" draw:text-style-name="P81" svg:width="0.503cm" svg:height="0.503cm" svg:x="8.013cm" svg:y="1.566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6.51cm" svg:y="2.067cm"><text:p/><draw:enhanced-geometry svg:viewBox="0 0 21600 21600" draw:type="rectangle" draw:enhanced-path="M 0 0 L 21600 0 21600 21600 0 21600 0 0 Z N"/></draw:custom-shape><draw:custom-shape draw:style-name="gr22" draw:text-style-name="P80" svg:width="0.503cm" svg:height="0.503cm" svg:x="7.011cm" svg:y="2.067cm"><text:p/><draw:enhanced-geometry svg:viewBox="0 0 21600 21600" draw:type="rectangle" draw:enhanced-path="M 0 0 L 21600 0 21600 21600 0 21600 0 0 Z N"/></draw:custom-shape><draw:custom-shape draw:style-name="gr23" draw:text-style-name="P81" svg:width="0.503cm" svg:height="0.503cm" svg:x="7.512cm" svg:y="2.067cm"><text:p/><draw:enhanced-geometry svg:viewBox="0 0 21600 21600" draw:type="rectangle" draw:enhanced-path="M 0 0 L 21600 0 21600 21600 0 21600 0 0 Z N"/></draw:custom-shape><draw:custom-shape draw:style-name="gr23" draw:text-style-name="P81" svg:width="0.503cm" svg:height="0.503cm" svg:x="8.013cm" svg:y="2.067cm"><text:p/><draw:enhanced-geometry svg:viewBox="0 0 21600 21600" draw:type="rectangle" draw:enhanced-path="M 0 0 L 21600 0 21600 21600 0 21600 0 0 Z N"/></draw:custom-shape></draw:g></text:p>
      <text:p text:style-name="P12"/>
      <text:p text:style-name="P12"/>
      <text:p text:style-name="P14"/>
      <text:p text:style-name="P15"/>
      <text:p text:style-name="P13"/>
      <text:p text:style-name="P6"/>
      <table:table table:name="Tableau8" table:style-name="Tableau8">
        <table:table-column table:style-name="Tableau8.A" table:number-columns-repeated="3"/>
        <table:table-row table:style-name="Tableau8.1">
          <table:table-cell table:style-name="Tableau8.A1" office:value-type="string">
            <text:p text:style-name="P7"><draw:frame draw:style-name="fr4" draw:name="Objet65" text:anchor-type="as-char" svg:width="0.94cm" svg:height="0.87cm" draw:z-index="30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  <table:table-cell table:style-name="Tableau8.A1" office:value-type="string">
            <text:p text:style-name="P7"><draw:frame draw:style-name="fr4" draw:name="Objet9" text:anchor-type="as-char" svg:width="0.94cm" svg:height="0.87cm" draw:z-index="31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  <table:table-cell table:style-name="Tableau8.A1" office:value-type="string">
            <text:p text:style-name="P7"><draw:frame draw:style-name="fr4" draw:name="Objet10" text:anchor-type="as-char" svg:width="0.94cm" svg:height="0.87cm" draw:z-index="32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</table:table-row>
      </table:table>
      <text:p text:style-name="P43"><draw:g text:anchor-type="char" draw:z-index="20" draw:style-name="gr13"><draw:custom-shape draw:style-name="gr14" draw:text-style-name="P78" svg:width="2.031cm" svg:height="1.008cm" svg:x="6.591cm" svg:y="1.46cm"><text:p/><draw:enhanced-geometry svg:viewBox="0 0 21600 21600" draw:type="rectangle" draw:enhanced-path="M 0 0 L 21600 0 21600 21600 0 21600 0 0 Z N"/></draw:custom-shape><draw:custom-shape draw:style-name="gr15" draw:text-style-name="P78" svg:width="1.015cm" svg:height="1.006cm" svg:x="7.607cm" svg:y="0.455cm"><text:p/><draw:enhanced-geometry svg:viewBox="0 0 21600 21600" draw:type="rectangle" draw:enhanced-path="M 0 0 L 21600 0 21600 21600 0 21600 0 0 Z N"/></draw:custom-shape><draw:custom-shape draw:style-name="gr16" draw:text-style-name="P78" svg:width="0.509cm" svg:height="0.505cm" svg:x="4.561cm" svg:y="0.455cm"><text:p/><draw:enhanced-geometry svg:viewBox="0 0 21600 21600" draw:type="rectangle" draw:enhanced-path="M 0 0 L 21600 0 21600 21600 0 21600 0 0 Z N"/></draw:custom-shape><draw:custom-shape draw:style-name="gr16" draw:text-style-name="P78" svg:width="0.509cm" svg:height="0.505cm" svg:x="5.069cm" svg:y="0.455cm"><text:p/><draw:enhanced-geometry svg:viewBox="0 0 21600 21600" draw:type="rectangle" draw:enhanced-path="M 0 0 L 21600 0 21600 21600 0 21600 0 0 Z N"/></draw:custom-shape><draw:custom-shape draw:style-name="gr17" draw:text-style-name="P78" svg:width="0.509cm" svg:height="0.503cm" svg:x="4.561cm" svg:y="0.961cm"><text:p/><draw:enhanced-geometry svg:viewBox="0 0 21600 21600" draw:type="rectangle" draw:enhanced-path="M 0 0 L 21600 0 21600 21600 0 21600 0 0 Z N"/></draw:custom-shape><draw:custom-shape draw:style-name="gr18" draw:text-style-name="P79" svg:width="0.509cm" svg:height="0.503cm" svg:x="5.069cm" svg:y="0.961cm"><text:p/><draw:enhanced-geometry svg:viewBox="0 0 21600 21600" draw:type="rectangle" draw:enhanced-path="M 0 0 L 21600 0 21600 21600 0 21600 0 0 Z N"/></draw:custom-shape><draw:custom-shape draw:style-name="gr18" draw:text-style-name="P79" svg:width="0.511cm" svg:height="0.503cm" svg:x="3.545cm" svg:y="1.46cm"><text:p/><draw:enhanced-geometry svg:viewBox="0 0 21600 21600" draw:type="rectangle" draw:enhanced-path="M 0 0 L 21600 0 21600 21600 0 21600 0 0 Z N"/></draw:custom-shape><draw:custom-shape draw:style-name="gr18" draw:text-style-name="P79" svg:width="0.511cm" svg:height="0.503cm" svg:x="4.053cm" svg:y="1.46cm"><text:p/><draw:enhanced-geometry svg:viewBox="0 0 21600 21600" draw:type="rectangle" draw:enhanced-path="M 0 0 L 21600 0 21600 21600 0 21600 0 0 Z N"/></draw:custom-shape><draw:custom-shape draw:style-name="gr18" draw:text-style-name="P79" svg:width="0.509cm" svg:height="0.503cm" svg:x="4.561cm" svg:y="1.46cm"><text:p/><draw:enhanced-geometry svg:viewBox="0 0 21600 21600" draw:type="rectangle" draw:enhanced-path="M 0 0 L 21600 0 21600 21600 0 21600 0 0 Z N"/></draw:custom-shape><draw:custom-shape draw:style-name="gr18" draw:text-style-name="P79" svg:width="0.509cm" svg:height="0.503cm" svg:x="5.069cm" svg:y="1.46cm"><text:p/><draw:enhanced-geometry svg:viewBox="0 0 21600 21600" draw:type="rectangle" draw:enhanced-path="M 0 0 L 21600 0 21600 21600 0 21600 0 0 Z N"/></draw:custom-shape><draw:custom-shape draw:style-name="gr18" draw:text-style-name="P79" svg:width="0.511cm" svg:height="0.503cm" svg:x="3.545cm" svg:y="1.963cm"><text:p/><draw:enhanced-geometry svg:viewBox="0 0 21600 21600" draw:type="rectangle" draw:enhanced-path="M 0 0 L 21600 0 21600 21600 0 21600 0 0 Z N"/></draw:custom-shape><draw:custom-shape draw:style-name="gr18" draw:text-style-name="P79" svg:width="0.511cm" svg:height="0.503cm" svg:x="4.053cm" svg:y="1.963cm"><text:p/><draw:enhanced-geometry svg:viewBox="0 0 21600 21600" draw:type="rectangle" draw:enhanced-path="M 0 0 L 21600 0 21600 21600 0 21600 0 0 Z N"/></draw:custom-shape><draw:custom-shape draw:style-name="gr18" draw:text-style-name="P79" svg:width="0.509cm" svg:height="0.503cm" svg:x="4.561cm" svg:y="1.963cm"><text:p/><draw:enhanced-geometry svg:viewBox="0 0 21600 21600" draw:type="rectangle" draw:enhanced-path="M 0 0 L 21600 0 21600 21600 0 21600 0 0 Z N"/></draw:custom-shape><draw:custom-shape draw:style-name="gr18" draw:text-style-name="P79" svg:width="0.509cm" svg:height="0.503cm" svg:x="5.069cm" svg:y="1.963cm"><text:p/><draw:enhanced-geometry svg:viewBox="0 0 21600 21600" draw:type="rectangle" draw:enhanced-path="M 0 0 L 21600 0 21600 21600 0 21600 0 0 Z N"/></draw:custom-shape><draw:custom-shape draw:style-name="gr19" draw:text-style-name="P79" svg:width="0.509cm" svg:height="0.505cm" svg:x="6.591cm" svg:y="0.455cm"><text:p/><draw:enhanced-geometry svg:viewBox="0 0 21600 21600" draw:type="rectangle" draw:enhanced-path="M 0 0 L 21600 0 21600 21600 0 21600 0 0 Z N"/></draw:custom-shape><draw:custom-shape draw:style-name="gr19" draw:text-style-name="P79" svg:width="0.509cm" svg:height="0.505cm" svg:x="7.099cm" svg:y="0.455cm"><text:p/><draw:enhanced-geometry svg:viewBox="0 0 21600 21600" draw:type="rectangle" draw:enhanced-path="M 0 0 L 21600 0 21600 21600 0 21600 0 0 Z N"/></draw:custom-shape><draw:custom-shape draw:style-name="gr17" draw:text-style-name="P78" svg:width="0.509cm" svg:height="0.503cm" svg:x="7.099cm" svg:y="0.961cm"><text:p/><draw:enhanced-geometry svg:viewBox="0 0 21600 21600" draw:type="rectangle" draw:enhanced-path="M 0 0 L 21600 0 21600 21600 0 21600 0 0 Z N"/></draw:custom-shape><draw:custom-shape draw:style-name="gr18" draw:text-style-name="P79" svg:width="0.509cm" svg:height="0.503cm" svg:x="6.591cm" svg:y="0.961cm"><text:p/><draw:enhanced-geometry svg:viewBox="0 0 21600 21600" draw:type="rectangle" draw:enhanced-path="M 0 0 L 21600 0 21600 21600 0 21600 0 0 Z N"/></draw:custom-shape><draw:custom-shape draw:style-name="gr20" draw:text-style-name="P78" svg:width="1.019cm" svg:height="1.006cm" svg:x="0.499cm" svg:y="0.455cm"><text:p/><draw:enhanced-geometry svg:viewBox="0 0 21600 21600" draw:type="rectangle" draw:enhanced-path="M 0 0 L 21600 0 21600 21600 0 21600 0 0 Z N"/></draw:custom-shape><draw:custom-shape draw:style-name="gr19" draw:text-style-name="P79" svg:width="0.512cm" svg:height="0.505cm" svg:x="1.513cm" svg:y="0.455cm"><text:p/><draw:enhanced-geometry svg:viewBox="0 0 21600 21600" draw:type="rectangle" draw:enhanced-path="M 0 0 L 21600 0 21600 21600 0 21600 0 0 Z N"/></draw:custom-shape><draw:custom-shape draw:style-name="gr19" draw:text-style-name="P79" svg:width="0.512cm" svg:height="0.505cm" svg:x="2.021cm" svg:y="0.455cm"><text:p/><draw:enhanced-geometry svg:viewBox="0 0 21600 21600" draw:type="rectangle" draw:enhanced-path="M 0 0 L 21600 0 21600 21600 0 21600 0 0 Z N"/></draw:custom-shape><draw:custom-shape draw:style-name="gr18" draw:text-style-name="P79" svg:width="0.512cm" svg:height="0.503cm" svg:x="1.513cm" svg:y="0.961cm"><text:p/><draw:enhanced-geometry svg:viewBox="0 0 21600 21600" draw:type="rectangle" draw:enhanced-path="M 0 0 L 21600 0 21600 21600 0 21600 0 0 Z N"/></draw:custom-shape><draw:custom-shape draw:style-name="gr18" draw:text-style-name="P79" svg:width="0.512cm" svg:height="0.503cm" svg:x="2.021cm" svg:y="0.961cm"><text:p/><draw:enhanced-geometry svg:viewBox="0 0 21600 21600" draw:type="rectangle" draw:enhanced-path="M 0 0 L 21600 0 21600 21600 0 21600 0 0 Z N"/></draw:custom-shape><draw:custom-shape draw:style-name="gr18" draw:text-style-name="P79" svg:width="0.512cm" svg:height="0.503cm" svg:x="1.513cm" svg:y="1.46cm"><text:p/><draw:enhanced-geometry svg:viewBox="0 0 21600 21600" draw:type="rectangle" draw:enhanced-path="M 0 0 L 21600 0 21600 21600 0 21600 0 0 Z N"/></draw:custom-shape><draw:custom-shape draw:style-name="gr18" draw:text-style-name="P79" svg:width="0.512cm" svg:height="0.503cm" svg:x="2.021cm" svg:y="1.46cm"><text:p/><draw:enhanced-geometry svg:viewBox="0 0 21600 21600" draw:type="rectangle" draw:enhanced-path="M 0 0 L 21600 0 21600 21600 0 21600 0 0 Z N"/></draw:custom-shape><draw:custom-shape draw:style-name="gr18" draw:text-style-name="P79" svg:width="0.512cm" svg:height="0.503cm" svg:x="1.513cm" svg:y="1.963cm"><text:p/><draw:enhanced-geometry svg:viewBox="0 0 21600 21600" draw:type="rectangle" draw:enhanced-path="M 0 0 L 21600 0 21600 21600 0 21600 0 0 Z N"/></draw:custom-shape><draw:custom-shape draw:style-name="gr18" draw:text-style-name="P79" svg:width="0.512cm" svg:height="0.503cm" svg:x="2.021cm" svg:y="1.963cm"><text:p/><draw:enhanced-geometry svg:viewBox="0 0 21600 21600" draw:type="rectangle" draw:enhanced-path="M 0 0 L 21600 0 21600 21600 0 21600 0 0 Z N"/></draw:custom-shape><draw:custom-shape draw:style-name="gr18" draw:text-style-name="P79" svg:width="0.512cm" svg:height="0.503cm" svg:x="0.499cm" svg:y="1.459cm"><text:p/><draw:enhanced-geometry svg:viewBox="0 0 21600 21600" draw:type="rectangle" draw:enhanced-path="M 0 0 L 21600 0 21600 21600 0 21600 0 0 Z N"/></draw:custom-shape><draw:custom-shape draw:style-name="gr18" draw:text-style-name="P79" svg:width="0.511cm" svg:height="0.503cm" svg:x="1.007cm" svg:y="1.459cm"><text:p/><draw:enhanced-geometry svg:viewBox="0 0 21600 21600" draw:type="rectangle" draw:enhanced-path="M 0 0 L 21600 0 21600 21600 0 21600 0 0 Z N"/></draw:custom-shape><draw:custom-shape draw:style-name="gr18" draw:text-style-name="P79" svg:width="0.512cm" svg:height="0.503cm" svg:x="0.499cm" svg:y="1.961cm"><text:p/><draw:enhanced-geometry svg:viewBox="0 0 21600 21600" draw:type="rectangle" draw:enhanced-path="M 0 0 L 21600 0 21600 21600 0 21600 0 0 Z N"/></draw:custom-shape><draw:custom-shape draw:style-name="gr18" draw:text-style-name="P79" svg:width="0.511cm" svg:height="0.503cm" svg:x="1.007cm" svg:y="1.961cm"><text:p/><draw:enhanced-geometry svg:viewBox="0 0 21600 21600" draw:type="rectangle" draw:enhanced-path="M 0 0 L 21600 0 21600 21600 0 21600 0 0 Z N"/></draw:custom-shape><draw:custom-shape draw:style-name="gr20" draw:text-style-name="P78" svg:width="1.019cm" svg:height="1.006cm" svg:x="3.545cm" svg:y="0.455cm"><text:p/><draw:enhanced-geometry svg:viewBox="0 0 21600 21600" draw:type="rectangle" draw:enhanced-path="M 0 0 L 21600 0 21600 21600 0 21600 0 0 Z N"/></draw:custom-shape></draw:g></text:p>
      <text:p text:style-name="P10"/>
      <text:p text:style-name="P11"/>
      <text:p text:style-name="P16"/>
      <table:table table:name="Tableau21" table:style-name="Tableau21">
        <table:table-column table:style-name="Tableau21.A" table:number-columns-repeated="3"/>
        <table:table-row table:style-name="Tableau21.1">
          <table:table-cell table:style-name="Tableau21.A1" office:value-type="string">
            <text:p text:style-name="P40"><draw:frame draw:style-name="fr4" draw:name="Objet71" text:anchor-type="as-char" svg:width="0.94cm" svg:height="0.87cm" draw:z-index="33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  </table:table-cell>
          <table:table-cell table:style-name="Tableau21.A1" office:value-type="string">
            <text:p text:style-name="P40"><draw:frame draw:style-name="fr4" draw:name="Objet63" text:anchor-type="as-char" svg:width="0.94cm" svg:height="0.87cm" draw:z-index="34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table-cell table:style-name="Tableau21.A1" office:value-type="string">
            <text:p text:style-name="P40"><draw:frame draw:style-name="fr4" draw:name="Objet69" text:anchor-type="as-char" svg:width="0.94cm" svg:height="0.87cm" draw:z-index="35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</table:table-row>
      </table:table>
      <text:list xml:id="list171432861934635" text:continue-list="list3217469456" text:style-name="Num_5f_Exo">
        <text:list-item>
          <text:h text:style-name="P47" text:outline-level="1"> Colorie les trois quarts de la surface de chaque figure.</text:h>
        </text:list-item>
      </text:list>
      <text:section text:style-name="Sect2" text:name="Section8">
        <text:list xml:id="list3733287019" text:style-name="liste_5f_abc">
          <text:list-item>
            <text:p text:style-name="P58"><text:s/><text:tab/><draw:g text:anchor-type="as-char" svg:y="-0.212cm" draw:z-index="16" draw:style-name="gr25"><draw:rect draw:style-name="gr40" draw:text-style-name="P83" svg:width="0.9cm" svg:height="0.5cm" svg:x="0cm" svg:y="0cm"><text:p/></draw:rect><draw:rect draw:style-name="gr41" draw:text-style-name="P83" svg:width="0.9cm" svg:height="0.5cm" svg:x="0.9cm" svg:y="0cm"><text:p/></draw:rect><draw:rect draw:style-name="gr42" draw:text-style-name="P83" svg:width="0.9cm" svg:height="0.502cm" svg:x="0cm" svg:y="0.499cm"><text:p/></draw:rect><draw:rect draw:style-name="gr43" draw:text-style-name="P83" svg:width="0.9cm" svg:height="0.502cm" svg:x="0.9cm" svg:y="0.499cm"><text:p/></draw:rect></draw:g></text:p>
          </text:list-item>
          <text:list-item>
            <text:p text:style-name="P59"><text:s/><draw:g text:anchor-type="as-char" svg:y="-0.37cm" draw:z-index="17" draw:style-name="gr25"><draw:rect draw:style-name="gr28" draw:text-style-name="P83" svg:width="0.826cm" svg:height="0.458cm" svg:x="0cm" svg:y="0cm"><text:p/></draw:rect><draw:rect draw:style-name="gr29" draw:text-style-name="P83" svg:width="0.825cm" svg:height="0.458cm" svg:x="0.826cm" svg:y="0cm"><text:p/></draw:rect><draw:rect draw:style-name="gr30" draw:text-style-name="P83" svg:width="0.826cm" svg:height="0.458cm" svg:x="0cm" svg:y="0.457cm"><text:p/></draw:rect><draw:rect draw:style-name="gr31" draw:text-style-name="P83" svg:width="0.825cm" svg:height="0.458cm" svg:x="0.826cm" svg:y="0.457cm"><text:p/></draw:rect><draw:rect draw:style-name="gr32" draw:text-style-name="P83" svg:width="0.826cm" svg:height="0.458cm" svg:x="1.649cm" svg:y="0cm"><text:p/></draw:rect><draw:rect draw:style-name="gr33" draw:text-style-name="P83" svg:width="0.826cm" svg:height="0.458cm" svg:x="2.475cm" svg:y="0cm"><text:p/></draw:rect><draw:rect draw:style-name="gr34" draw:text-style-name="P83" svg:width="0.826cm" svg:height="0.458cm" svg:x="1.649cm" svg:y="0.457cm"><text:p/></draw:rect><draw:rect draw:style-name="gr35" draw:text-style-name="P83" svg:width="0.826cm" svg:height="0.458cm" svg:x="2.475cm" svg:y="0.457cm"><text:p/></draw:rect><draw:rect draw:style-name="gr36" draw:text-style-name="P83" svg:width="0.826cm" svg:height="0.458cm" svg:x="0cm" svg:y="0.914cm"><text:p/></draw:rect><draw:rect draw:style-name="gr37" draw:text-style-name="P83" svg:width="0.825cm" svg:height="0.458cm" svg:x="0.826cm" svg:y="0.914cm"><text:p/></draw:rect><draw:rect draw:style-name="gr38" draw:text-style-name="P83" svg:width="0.826cm" svg:height="0.458cm" svg:x="1.649cm" svg:y="0.914cm"><text:p/></draw:rect><draw:rect draw:style-name="gr39" draw:text-style-name="P83" svg:width="0.826cm" svg:height="0.458cm" svg:x="2.475cm" svg:y="0.914cm"><text:p/></draw:rect></draw:g></text:p>
          </text:list-item>
        </text:list>
      </text:section>
      <text:list xml:id="list171432613371134" text:continue-numbering="true" text:style-name="liste_5f_abc">
        <text:list-item>
          <text:p text:style-name="P60"><text:s/><text:tab/><draw:g text:anchor-type="as-char" svg:y="-0.423cm" draw:z-index="18" draw:style-name="gr25"><draw:g draw:style-name="gr26"><draw:line draw:style-name="gr27" draw:text-style-name="P82" svg:x1="0cm" svg:y1="0cm" svg:x2="0.531cm" svg:y2="0cm"><text:p/></draw:line><draw:line draw:style-name="gr27" draw:text-style-name="P82" svg:x1="0cm" svg:y1="0.4cm" svg:x2="1.06cm" svg:y2="0.4cm"><text:p/></draw:line><draw:line draw:style-name="gr27" draw:text-style-name="P82" svg:x1="0cm" svg:y1="0.804cm" svg:x2="1.591cm" svg:y2="0.804cm"><text:p/></draw:line><draw:line draw:style-name="gr27" draw:text-style-name="P82" svg:x1="0cm" svg:y1="1.199cm" svg:x2="0cm" svg:y2="0cm"><text:p/></draw:line><draw:line draw:style-name="gr27" draw:text-style-name="P82" svg:x1="0.531cm" svg:y1="1.199cm" svg:x2="0.531cm" svg:y2="0cm"><text:p/></draw:line><draw:line draw:style-name="gr27" draw:text-style-name="P82" svg:x1="0cm" svg:y1="1.199cm" svg:x2="1.591cm" svg:y2="1.199cm"><text:p/></draw:line><draw:line draw:style-name="gr27" draw:text-style-name="P82" svg:x1="1.06cm" svg:y1="1.201cm" svg:x2="1.06cm" svg:y2="0.4cm"><text:p/></draw:line><draw:line draw:style-name="gr27" draw:text-style-name="P82" svg:x1="1.591cm" svg:y1="1.203cm" svg:x2="1.591cm" svg:y2="0.804cm"><text:p/></draw:line></draw:g><draw:g draw:style-name="gr26"><draw:line draw:style-name="gr27" draw:text-style-name="P82" svg:x1="1.591cm" svg:y1="0cm" svg:x2="2.12cm" svg:y2="0cm"><text:p/></draw:line><draw:line draw:style-name="gr27" draw:text-style-name="P82" svg:x1="1.591cm" svg:y1="0.4cm" svg:x2="2.651cm" svg:y2="0.4cm"><text:p/></draw:line><draw:line draw:style-name="gr27" draw:text-style-name="P82" svg:x1="1.591cm" svg:y1="0.804cm" svg:x2="3.18cm" svg:y2="0.804cm"><text:p/></draw:line><draw:line draw:style-name="gr27" draw:text-style-name="P82" svg:x1="1.591cm" svg:y1="1.199cm" svg:x2="1.591cm" svg:y2="0cm"><text:p/></draw:line><draw:line draw:style-name="gr27" draw:text-style-name="P82" svg:x1="2.12cm" svg:y1="1.199cm" svg:x2="2.12cm" svg:y2="0cm"><text:p/></draw:line><draw:line draw:style-name="gr27" draw:text-style-name="P82" svg:x1="1.591cm" svg:y1="1.199cm" svg:x2="3.18cm" svg:y2="1.199cm"><text:p/></draw:line><draw:line draw:style-name="gr27" draw:text-style-name="P82" svg:x1="2.651cm" svg:y1="1.201cm" svg:x2="2.651cm" svg:y2="0.4cm"><text:p/></draw:line><draw:line draw:style-name="gr27" draw:text-style-name="P82" svg:x1="3.18cm" svg:y1="1.203cm" svg:x2="3.18cm" svg:y2="0.804cm"><text:p/></draw:line></draw:g><draw:g draw:style-name="gr26"><draw:line draw:style-name="gr27" draw:text-style-name="P82" svg:x1="3.18cm" svg:y1="0cm" svg:x2="3.711cm" svg:y2="0cm"><text:p/></draw:line><draw:line draw:style-name="gr27" draw:text-style-name="P82" svg:x1="3.18cm" svg:y1="0.4cm" svg:x2="4.24cm" svg:y2="0.4cm"><text:p/></draw:line><draw:line draw:style-name="gr27" draw:text-style-name="P82" svg:x1="3.18cm" svg:y1="0.804cm" svg:x2="4.771cm" svg:y2="0.804cm"><text:p/></draw:line><draw:line draw:style-name="gr27" draw:text-style-name="P82" svg:x1="3.18cm" svg:y1="1.199cm" svg:x2="3.18cm" svg:y2="0cm"><text:p/></draw:line><draw:line draw:style-name="gr27" draw:text-style-name="P82" svg:x1="3.711cm" svg:y1="1.199cm" svg:x2="3.711cm" svg:y2="0cm"><text:p/></draw:line><draw:line draw:style-name="gr27" draw:text-style-name="P82" svg:x1="3.18cm" svg:y1="1.199cm" svg:x2="4.771cm" svg:y2="1.199cm"><text:p/></draw:line><draw:line draw:style-name="gr27" draw:text-style-name="P82" svg:x1="4.24cm" svg:y1="1.201cm" svg:x2="4.24cm" svg:y2="0.4cm"><text:p/></draw:line><draw:line draw:style-name="gr27" draw:text-style-name="P82" svg:x1="4.771cm" svg:y1="1.203cm" svg:x2="4.771cm" svg:y2="0.804cm"><text:p/></draw:line></draw:g><draw:g draw:style-name="gr26"><draw:line draw:style-name="gr27" draw:text-style-name="P82" svg:x1="4.771cm" svg:y1="0cm" svg:x2="5.3cm" svg:y2="0cm"><text:p/></draw:line><draw:line draw:style-name="gr27" draw:text-style-name="P82" svg:x1="4.771cm" svg:y1="0.4cm" svg:x2="5.831cm" svg:y2="0.4cm"><text:p/></draw:line><draw:line draw:style-name="gr27" draw:text-style-name="P82" svg:x1="4.771cm" svg:y1="0.804cm" svg:x2="6.36cm" svg:y2="0.804cm"><text:p/></draw:line><draw:line draw:style-name="gr27" draw:text-style-name="P82" svg:x1="4.771cm" svg:y1="1.199cm" svg:x2="4.771cm" svg:y2="0cm"><text:p/></draw:line><draw:line draw:style-name="gr27" draw:text-style-name="P82" svg:x1="5.3cm" svg:y1="1.199cm" svg:x2="5.3cm" svg:y2="0cm"><text:p/></draw:line><draw:line draw:style-name="gr27" draw:text-style-name="P82" svg:x1="4.771cm" svg:y1="1.199cm" svg:x2="6.36cm" svg:y2="1.199cm"><text:p/></draw:line><draw:line draw:style-name="gr27" draw:text-style-name="P82" svg:x1="5.831cm" svg:y1="1.201cm" svg:x2="5.831cm" svg:y2="0.4cm"><text:p/></draw:line><draw:line draw:style-name="gr27" draw:text-style-name="P82" svg:x1="6.361cm" svg:y1="1.203cm" svg:x2="6.361cm" svg:y2="0.804cm"><text:p/></draw:line></draw:g></draw:g> </text:p>
        </text:list-item>
      </text:list>
      <text:list xml:id="list171431442743823" text:continue-list="list171432861934635" text:style-name="Num_5f_Exo">
        <text:list-item>
          <text:h text:style-name="P48" text:outline-level="1"><text:span text:style-name="T6"> Par quel nombre</text:span> faut-il :</text:h>
        </text:list-item>
      </text:list>
      <text:list xml:id="list171432997350344" text:continue-list="list171432613371134" text:style-name="liste_5f_abc">
        <text:list-item text:start-value="1">
          <text:p text:style-name="P63">multiplier 5 pour obtenir 3 ? <text:tab/><draw:frame draw:style-name="fr5" draw:name="Objet125" text:anchor-type="as-char" svg:width="0.94cm" svg:height="0.87cm" draw:z-index="3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/text:list-item>
        <text:list-item>
          <text:p text:style-name="P64">multiplier 19 pour obtenir 97 ?<text:tab/><draw:frame draw:style-name="fr5" draw:name="Objet1" text:anchor-type="as-char" svg:width="0.94cm" svg:height="0.87cm" draw:z-index="37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</text:list-item>
        <text:list-item>
          <text:p text:style-name="P63">multiplier 12 pour obtenir 11 ?<text:tab/><draw:frame draw:style-name="fr5" draw:name="Objet128" text:anchor-type="as-char" svg:width="0.94cm" svg:height="0.87cm" draw:z-index="38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</text:list-item>
      </text:list>
      <text:list xml:id="list171431885301834" text:continue-list="list171431442743823" text:style-name="Num_5f_Exo">
        <text:list-item>
          <text:h text:style-name="P51" text:outline-level="1"> Complète par le nombre manquant.</text:h>
        </text:list-item>
      </text:list>
      <text:section text:style-name="Sect2" text:name="Section1">
        <text:list xml:id="list171432993546391" text:continue-list="list171432997350344" text:style-name="liste_5f_abc">
          <text:list-item text:start-value="1">
            <text:p text:style-name="P57">68 <text:span text:style-name="_5f_Symbole">×</text:span><draw:frame draw:style-name="fr5" draw:name="Objet27" text:anchor-type="as-char" svg:width="0.72cm" svg:height="0.873cm" draw:z-index="39"><draw:object xlink:href="./Object 2" xlink:type="simple" xlink:show="embed" xlink:actuate="onLoad"/><draw:image xlink:href="./ObjectReplacements/Object 2" xlink:type="simple" xlink:show="embed" xlink:actuate="onLoad"/></draw:frame><text:span text:style-name="_5f_Symbole"><text:span text:style-name="T22">=</text:span></text:span> 52</text:p>
          </text:list-item>
          <text:list-item>
            <text:p text:style-name="P61">74 <text:span text:style-name="_5f_Symbole">×</text:span><draw:frame draw:style-name="fr5" draw:name="Objet28" text:anchor-type="as-char" svg:width="0.72cm" svg:height="0.873cm" draw:z-index="40"><draw:object xlink:href="./Object 3" xlink:type="simple" xlink:show="embed" xlink:actuate="onLoad"/><draw:image xlink:href="./ObjectReplacements/Object 3" xlink:type="simple" xlink:show="embed" xlink:actuate="onLoad"/></draw:frame><text:span text:style-name="_5f_Symbole"><text:span text:style-name="T22">=</text:span></text:span> 38</text:p>
          </text:list-item>
          <text:list-item>
            <text:p text:style-name="P61"><draw:frame draw:style-name="fr5" draw:name="Objet29" text:anchor-type="as-char" svg:width="0.617cm" svg:height="0.87cm" draw:z-index="41"><draw:object xlink:href="./Object 4" xlink:type="simple" xlink:show="embed" xlink:actuate="onLoad"/><draw:image xlink:href="./ObjectReplacements/Object 4" xlink:type="simple" xlink:show="embed" xlink:actuate="onLoad"/></draw:frame><text:span text:style-name="_5f_Symbole">×</text:span> <text:span text:style-name="_5f_pointillés_20_gris">.…</text:span> <text:span text:style-name="_5f_Symbole"><text:span text:style-name="T22">=</text:span></text:span> 57</text:p>
          </text:list-item>
          <text:list-item>
            <text:p text:style-name="P61"><text:span text:style-name="_5f_pointillés_20_gris">.…</text:span> <text:span text:style-name="_5f_Symbole">×</text:span><draw:frame draw:style-name="fr5" draw:name="Objet20" text:anchor-type="as-char" svg:width="0.72cm" svg:height="0.871cm" draw:z-index="42"><draw:object xlink:href="./Object 5" xlink:type="simple" xlink:show="embed" xlink:actuate="onLoad"/><draw:image xlink:href="./ObjectReplacements/Object 5" xlink:type="simple" xlink:show="embed" xlink:actuate="onLoad"/></draw:frame><text:span text:style-name="_5f_Symbole"><text:span text:style-name="T22">=</text:span></text:span> 9</text:p>
          </text:list-item>
          <text:list-item>
            <text:p text:style-name="P61"><draw:frame draw:style-name="fr5" draw:name="Objet22" text:anchor-type="as-char" svg:width="0.617cm" svg:height="0.87cm" draw:z-index="43"><draw:object xlink:href="./Object 6" xlink:type="simple" xlink:show="embed" xlink:actuate="onLoad"/><draw:image xlink:href="./ObjectReplacements/Object 6" xlink:type="simple" xlink:show="embed" xlink:actuate="onLoad"/></draw:frame><text:span text:style-name="_5f_Symbole">×</text:span><text:span text:style-name="_5f_BVS"> </text:span>59 <text:span text:style-name="_5f_Symbole"><text:span text:style-name="T22">=</text:span></text:span> 17</text:p>
          </text:list-item>
          <text:list-item>
            <text:p text:style-name="P61">23 <text:span text:style-name="_5f_Symbole">×</text:span><draw:frame draw:style-name="fr5" draw:name="Objet23" text:anchor-type="as-char" svg:width="0.72cm" svg:height="0.873cm" draw:z-index="44"><draw:object xlink:href="./Object 1" xlink:type="simple" xlink:show="embed" xlink:actuate="onLoad"/><draw:image xlink:href="./ObjectReplacements/Object 1" xlink:type="simple" xlink:show="embed" xlink:actuate="onLoad"/></draw:frame><text:span text:style-name="_5f_Symbole"><text:span text:style-name="T22">=</text:span></text:span> 41</text:p>
          </text:list-item>
          <text:list-item>
            <text:p text:style-name="P66"><text:span text:style-name="T7">9 </text:span><text:span text:style-name="T10">=</text:span><text:span text:style-name="T7"><draw:frame draw:style-name="fr5" draw:name="Objet76" text:anchor-type="as-char" svg:width="0.944cm" svg:height="0.873cm" draw:z-index="45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</text:list-item>
          <text:list-item>
            <text:p text:style-name="P66"><text:span text:style-name="T7">3 </text:span><text:span text:style-name="T10">=</text:span><text:span text:style-name="T7"><draw:frame draw:style-name="fr5" draw:name="Objet75" text:anchor-type="as-char" svg:width="0.944cm" svg:height="0.873cm" draw:z-index="48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</text:list-item>
        </text:list>
      </text:section>
      <text:list xml:id="list171431873288944" text:continue-list="list171431885301834" text:style-name="Num_5f_Exo">
        <text:list-item>
          <text:h text:style-name="P50" text:outline-level="1"> Complète.</text:h>
        </text:list-item>
      </text:list>
      <text:section text:style-name="Sect2" text:name="Section5">
        <text:list xml:id="list171432180999627" text:continue-list="list171432993546391" text:style-name="liste_5f_abc">
          <text:list-item text:start-value="1">
            <text:p text:style-name="P62">6 <text:span text:style-name="T9">×</text:span><draw:frame draw:style-name="fr5" draw:name="Objet119" text:anchor-type="as-char" svg:width="0.497cm" svg:height="0.873cm" draw:z-index="49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9">=</text:span> <text:span text:style-name="_5f_pointillés_20_gris">…....</text:span></text:p>
          </text:list-item>
          <text:list-item>
            <text:p text:style-name="P65">13 <text:span text:style-name="T9">×</text:span><draw:frame draw:style-name="fr5" draw:name="Objet120" text:anchor-type="as-char" svg:width="0.721cm" svg:height="0.873cm" draw:z-index="50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9">=</text:span> <text:span text:style-name="_5f_pointillés_20_gris">......</text:span></text:p>
          </text:list-item>
          <text:list-item>
            <text:p text:style-name="P65">7 <text:span text:style-name="T9">×</text:span><text:span text:style-name="T9"><draw:frame draw:style-name="fr5" draw:name="Objet121" text:anchor-type="as-char" svg:width="0.94cm" svg:height="0.87cm" draw:z-index="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9">=</text:span><text:span text:style-name="T6"> 1</text:span></text:p>
          </text:list-item>
          <text:list-item>
            <text:p text:style-name="P65">19 <text:span text:style-name="T9">×</text:span><draw:frame draw:style-name="fr5" draw:name="Objet122" text:anchor-type="as-char" svg:width="0.94cm" svg:height="0.87cm" draw:z-index="1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9">=</text:span> 76</text:p>
          </text:list-item>
          <text:list-item>
            <text:p text:style-name="P65"><draw:frame draw:style-name="fr5" draw:name="Objet123" text:anchor-type="as-char" svg:width="0.84cm" svg:height="0.87cm" draw:z-index="2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T9">×</text:span><text:span text:style-name="T6"> </text:span>7 <text:span text:style-name="T9">=</text:span> 100</text:p>
          </text:list-item>
          <text:list-item>
            <text:p text:style-name="P65">8 <text:span text:style-name="T9">×</text:span><text:span text:style-name="T6"><draw:frame draw:style-name="fr5" draw:name="Objet124" text:anchor-type="as-char" svg:width="0.944cm" svg:height="0.873cm" draw:z-index="3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9">=</text:span><text:span text:style-name="T6"> 4</text:span></text:p>
          </text:list-item>
          <text:list-item>
            <text:p text:style-name="P65"><text:span text:style-name="T7">3</text:span><text:span text:style-name="T6"> </text:span><text:span text:style-name="T10">=</text:span><text:span text:style-name="T7"><draw:frame draw:style-name="fr5" draw:name="Objet2" text:anchor-type="as-char" svg:width="0.944cm" svg:height="0.873cm" draw:z-index="46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ext:list-item>
          <text:list-item>
            <text:p text:style-name="P65"><text:span text:style-name="T7">15,5 </text:span><text:span text:style-name="T10">=</text:span><text:span text:style-name="T7"><draw:frame draw:style-name="fr5" draw:name="Objet7" text:anchor-type="as-char" svg:width="0.944cm" svg:height="0.873cm" draw:z-index="47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</text:list-item>
        </text:list>
      </text:section>
      <text:list xml:id="list171431839002873" text:continue-list="list171431873288944" text:style-name="Num_5f_Exo">
        <text:list-item>
          <text:h text:style-name="P49" text:outline-level="1"> <text:span text:style-name="T28">P</text:span><text:span text:style-name="T18">our chacune des</text:span><text:span text:style-name="T28"> </text:span><text:span text:style-name="T29">fractions</text:span><text:span text:style-name="T28"> suivant</text:span><text:span text:style-name="T29">e</text:span><text:span text:style-name="T28">s, indique leur nature puis leur </text:span><text:span text:style-name="T30">écriture</text:span><text:span text:style-name="T28"> décimale si possible.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6"><text:span text:style-name="T24">N</text:span>ombre</text:p>
          </table:table-cell>
          <table:table-cell table:style-name="Tableau4.A1" office:value-type="string">
            <text:p text:style-name="P36"><text:span text:style-name="T24">N</text:span>ature</text:p>
          </table:table-cell>
          <table:table-cell table:style-name="Tableau4.C1" office:value-type="string">
            <text:p text:style-name="P36"><text:span text:style-name="T24">F</text:span>orme décimale</text:p>
          </table:table-cell>
        </table:table-row>
        <table:table-row>
          <table:table-cell table:style-name="Tableau4.A2" office:value-type="string">
            <text:p text:style-name="P37"><draw:frame draw:style-name="fr4" draw:name="Objet17" text:anchor-type="as-char" svg:width="0.471cm" svg:height="0.788cm" draw:z-index="4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4.B6" office:value-type="string">
            <text:p text:style-name="P38"><text:span text:style-name="T11">□</text:span> entier</text:p>
            <text:p text:style-name="P38"><text:span text:style-name="T11">□</text:span> décimal</text:p>
            <text:p text:style-name="P38"><text:span text:style-name="T11">□</text:span> quotient</text:p>
          </table:table-cell>
          <table:table-cell table:style-name="Tableau4.C6" office:value-type="string">
            <text:p text:style-name="P44"/>
          </table:table-cell>
        </table:table-row>
        <table:table-row>
          <table:table-cell table:style-name="Tableau4.A2" office:value-type="string">
            <text:p text:style-name="P37"><draw:frame draw:style-name="fr4" draw:name="Objet18" text:anchor-type="as-char" svg:width="0.672cm" svg:height="0.788cm" draw:z-index="5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  <table:table-cell table:style-name="Tableau4.B6" office:value-type="string">
            <text:p text:style-name="P38"><text:span text:style-name="T11">□</text:span> entier</text:p>
            <text:p text:style-name="P38"><text:span text:style-name="T11">□</text:span> décimal</text:p>
            <text:p text:style-name="P38"><text:span text:style-name="T11">□</text:span> quotient</text:p>
          </table:table-cell>
          <table:table-cell table:style-name="Tableau4.C6" office:value-type="string">
            <text:p text:style-name="P44"/>
          </table:table-cell>
        </table:table-row>
        <table:table-row>
          <table:table-cell table:style-name="Tableau4.A2" office:value-type="string">
            <text:p text:style-name="P37"><draw:frame draw:style-name="fr4" draw:name="Objet19" text:anchor-type="as-char" svg:width="0.672cm" svg:height="0.788cm" draw:z-index="6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/table:table-cell>
          <table:table-cell table:style-name="Tableau4.B6" office:value-type="string">
            <text:p text:style-name="P38"><text:span text:style-name="T11">□</text:span> entier</text:p>
            <text:p text:style-name="P38"><text:span text:style-name="T11">□</text:span> décimal</text:p>
            <text:p text:style-name="P38"><text:span text:style-name="T11">□</text:span> quotient</text:p>
          </table:table-cell>
          <table:table-cell table:style-name="Tableau4.C6" office:value-type="string">
            <text:p text:style-name="P44"/>
          </table:table-cell>
        </table:table-row>
        <table:table-row>
          <table:table-cell table:style-name="Tableau4.A2" office:value-type="string">
            <text:p text:style-name="P37"><draw:frame draw:style-name="fr4" draw:name="Objet21" text:anchor-type="as-char" svg:width="0.672cm" svg:height="0.788cm" draw:z-index="7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/table:table-cell>
          <table:table-cell table:style-name="Tableau4.B6" office:value-type="string">
            <text:p text:style-name="P38"><text:span text:style-name="T11">□</text:span> entier</text:p>
            <text:p text:style-name="P38"><text:span text:style-name="T11">□</text:span> décimal</text:p>
            <text:p text:style-name="P38"><text:span text:style-name="T11">□</text:span> quotient</text:p>
          </table:table-cell>
          <table:table-cell table:style-name="Tableau4.C6" office:value-type="string">
            <text:p text:style-name="P44"/>
          </table:table-cell>
        </table:table-row>
        <table:table-row>
          <table:table-cell table:style-name="Tableau4.A2" office:value-type="string">
            <text:p text:style-name="P37"><draw:frame draw:style-name="fr4" draw:name="Objet24" text:anchor-type="as-char" svg:width="0.471cm" svg:height="0.788cm" draw:z-index="8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</table:table-cell>
          <table:table-cell table:style-name="Tableau4.B6" office:value-type="string">
            <text:p text:style-name="P38"><text:span text:style-name="T11">□</text:span> entier</text:p>
            <text:p text:style-name="P38"><text:span text:style-name="T11">□</text:span> décimal</text:p>
            <text:p text:style-name="P38"><text:span text:style-name="T11">□</text:span> quotient</text:p>
          </table:table-cell>
          <table:table-cell table:style-name="Tableau4.C6" office:value-type="string">
            <text:p text:style-name="P44"/>
          </table:table-cell>
        </table:table-row>
        <table:table-row>
          <table:table-cell table:style-name="Tableau4.A2" office:value-type="string">
            <text:p text:style-name="P37"><draw:frame draw:style-name="fr4" draw:name="Objet25" text:anchor-type="as-char" svg:width="0.672cm" svg:height="0.788cm" draw:z-index="9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4.B7" office:value-type="string">
            <text:p text:style-name="P38"><text:span text:style-name="T11">□</text:span> entier</text:p>
            <text:p text:style-name="P38"><text:span text:style-name="T11">□</text:span> décimal</text:p>
            <text:p text:style-name="P38"><text:span text:style-name="T11">□</text:span> quotient</text:p>
          </table:table-cell>
          <table:table-cell table:style-name="Tableau4.C7" office:value-type="string">
            <text:p text:style-name="P44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 style:font-adornments="Oblique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1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style:font-name="Bitstream Vera Sans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19fee0" officeooo:paragraph-rsid="0019fee0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19fee0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10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15" draw:style-name="Mgr3" draw:text-style-name="MP26" svg:x1="12.808cm" svg:y1="0.36cm" svg:x2="20.497cm" svg:y2="0.36cm"><text:p/></draw:line>Définir de nouveaux nombres</text:p>
      </style:header>
      <style:footer>
        <text:p text:style-name="MP28"><draw:frame draw:style-name="Mfr1" draw:name="Cadre11" text:anchor-type="paragraph" svg:y="-0.06cm" draw:z-index="11"><draw:text-box fo:min-height="0.499cm" fo:min-width="3cm"><draw:frame draw:style-name="Mfr2" draw:name="Cadre2" text:anchor-type="frame" svg:x="0.45cm" svg:y="0.079cm" svg:width="0.817cm" draw:z-index="13"><draw:text-box fo:min-height="0.355cm"><text:p text:style-name="MP29"><draw:g text:anchor-type="paragraph" draw:z-index="1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24</text:page-number></text:p></draw:text-box></draw:frame><text:p text:style-name="MP31">Nombres rationnels • A<text:span text:style-name="MT6">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3-23T17:14:30.780000000</dc:date>
    <meta:editing-duration>PT9H32M56S</meta:editing-duration>
    <meta:editing-cycles>81</meta:editing-cycles>
    <meta:generator>LibreOffice/6.3.3.2$Windows_X86_64 LibreOffice_project/a64200df03143b798afd1ec74a12ab50359878ed</meta:generator>
    <dc:subject>fraction-nombre </dc:subject>
    <dc:title>A3_5 série 1 </dc:title>
    <meta:document-statistic meta:table-count="5" meta:image-count="0" meta:object-count="37" meta:page-count="2" meta:paragraph-count="112" meta:word-count="441" meta:character-count="2363" meta:non-whitespace-character-count="1623"/>
  </office:meta>
</office:document-meta>
</file>

<file path=Object 1/content.xml><?xml version="1.0" encoding="utf-8"?>
<math xmlns="http://www.w3.org/1998/Math/MathML" display="block">
  <semantics>
    <mfrac>
      <mstyle color="silver">
        <mn>....</mn>
      </mstyle>
      <mn>23</mn>
    </mfrac>
    <annotation encoding="StarMath 5.0">color silver { ....}over {23} </annotation>
  </semantics>
</math>
</file>

<file path=Object 10/content.xml><?xml version="1.0" encoding="utf-8"?>
<math xmlns="http://www.w3.org/1998/Math/MathML" display="block">
  <semantics>
    <mfrac>
      <mstyle color="silver">
        <mn>......</mn>
      </mstyle>
      <mn>3</mn>
    </mfrac>
    <annotation encoding="StarMath 5.0">color silver { ......}over {3}</annotation>
  </semantics>
</math>
</file>

<file path=Object 11/content.xml><?xml version="1.0" encoding="utf-8"?>
<math xmlns="http://www.w3.org/1998/Math/MathML" display="block">
  <semantics>
    <mfrac>
      <mstyle color="silver">
        <mn>......</mn>
      </mstyle>
      <mn>9</mn>
    </mfrac>
    <annotation encoding="StarMath 5.0">color silver { ......} over {9}</annotation>
  </semantics>
</math>
</file>

<file path=Object 1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1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1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15/content.xml><?xml version="1.0" encoding="utf-8"?>
<math xmlns="http://www.w3.org/1998/Math/MathML">
  <semantics>
    <mrow>
      <mfrac>
        <mrow>
          <mn>8</mn>
        </mrow>
        <mrow>
          <mn>6</mn>
        </mrow>
      </mfrac>
    </mrow>
    <annotation encoding="StarMath 5.0">{8} over {6}</annotation>
  </semantics>
</math>
</file>

<file path=Object 16/content.xml><?xml version="1.0" encoding="utf-8"?>
<math xmlns="http://www.w3.org/1998/Math/MathML">
  <semantics>
    <mrow>
      <mfrac>
        <mrow>
          <mn>55</mn>
        </mrow>
        <mrow>
          <mn>13</mn>
        </mrow>
      </mfrac>
    </mrow>
    <annotation encoding="StarMath 5.0">{55} over {13}</annotation>
  </semantics>
</math>
</file>

<file path=Object 1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1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19/content.xml><?xml version="1.0" encoding="utf-8"?>
<math xmlns="http://www.w3.org/1998/Math/MathML" display="block">
  <semantics>
    <mfrac>
      <mn>100</mn>
      <mstyle color="silver">
        <mn>......</mn>
      </mstyle>
    </mfrac>
    <annotation encoding="StarMath 5.0">{100} over color silver { ......}</annotation>
  </semantics>
</math>
</file>

<file path=Object 2/content.xml><?xml version="1.0" encoding="utf-8"?>
<math xmlns="http://www.w3.org/1998/Math/MathML" display="block">
  <semantics>
    <mfrac>
      <mstyle color="silver">
        <mn>....</mn>
      </mstyle>
      <mn>68</mn>
    </mfrac>
    <annotation encoding="StarMath 5.0">color silver { ....}over {68}</annotation>
  </semantics>
</math>
</file>

<file path=Object 20/content.xml><?xml version="1.0" encoding="utf-8"?>
<math xmlns="http://www.w3.org/1998/Math/MathML" display="block">
  <semantics>
    <mfrac>
      <mstyle color="silver">
        <mn>......</mn>
      </mstyle>
      <mn>8</mn>
    </mfrac>
    <annotation encoding="StarMath 5.0">color silver { ......} over {8}</annotation>
  </semantics>
</math>
</file>

<file path=Object 3/content.xml><?xml version="1.0" encoding="utf-8"?>
<math xmlns="http://www.w3.org/1998/Math/MathML" display="block">
  <semantics>
    <mfrac>
      <mstyle color="silver">
        <mn>....</mn>
      </mstyle>
      <mn>74</mn>
    </mfrac>
    <annotation encoding="StarMath 5.0">color silver { ....}over {74}</annotation>
  </semantics>
</math>
</file>

<file path=Object 4/content.xml><?xml version="1.0" encoding="utf-8"?>
<math xmlns="http://www.w3.org/1998/Math/MathML" display="block">
  <semantics>
    <mfrac>
      <mn>57</mn>
      <mn>90</mn>
    </mfrac>
    <annotation encoding="StarMath 5.0">{{57}over {90}}</annotation>
  </semantics>
</math>
</file>

<file path=Object 45/content.xml><?xml version="1.0" encoding="utf-8"?>
<math xmlns="http://www.w3.org/1998/Math/MathML" display="block">
  <semantics>
    <mfrac>
      <mstyle mathsize="9pt">
        <mn>9</mn>
      </mstyle>
      <mstyle mathsize="9pt">
        <mn>6</mn>
      </mstyle>
    </mfrac>
    <annotation encoding="StarMath 5.0">size 9 {9}over size 9{6}</annotation>
  </semantics>
</math>
</file>

<file path=Object 46/content.xml><?xml version="1.0" encoding="utf-8"?>
<math xmlns="http://www.w3.org/1998/Math/MathML" display="block">
  <semantics>
    <mfrac>
      <mstyle mathsize="9pt">
        <mn>12</mn>
      </mstyle>
      <mstyle mathsize="9pt">
        <mn>7</mn>
      </mstyle>
    </mfrac>
    <annotation encoding="StarMath 5.0"> size 9{12}over size 9 {7}</annotation>
  </semantics>
</math>
</file>

<file path=Object 47/content.xml><?xml version="1.0" encoding="utf-8"?>
<math xmlns="http://www.w3.org/1998/Math/MathML" display="block">
  <semantics>
    <mfrac>
      <mstyle mathsize="9pt">
        <mn>36</mn>
      </mstyle>
      <mstyle mathsize="9pt">
        <mn>4</mn>
      </mstyle>
    </mfrac>
    <annotation encoding="StarMath 5.0">size 9 {36}over size 9 {4}</annotation>
  </semantics>
</math>
</file>

<file path=Object 4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49/content.xml><?xml version="1.0" encoding="utf-8"?>
<math xmlns="http://www.w3.org/1998/Math/MathML" display="block">
  <semantics>
    <mfrac>
      <mstyle mathsize="9pt">
        <mn>29</mn>
      </mstyle>
      <mstyle mathsize="9pt">
        <mn>5</mn>
      </mstyle>
    </mfrac>
    <annotation encoding="StarMath 5.0">size 9 {29}over size 9 {5}</annotation>
  </semantics>
</math>
</file>

<file path=Object 5/content.xml><?xml version="1.0" encoding="utf-8"?>
<math xmlns="http://www.w3.org/1998/Math/MathML">
  <semantics>
    <mrow>
      <mrow>
        <mfrac>
          <mrow>
            <mn>9</mn>
          </mrow>
          <mrow>
            <mn>85</mn>
          </mrow>
        </mfrac>
      </mrow>
    </mrow>
    <annotation encoding="StarMath 5.0">{{9}over {85}}</annotation>
  </semantics>
</math>
</file>

<file path=Object 50/content.xml><?xml version="1.0" encoding="utf-8"?>
<math xmlns="http://www.w3.org/1998/Math/MathML" display="block">
  <semantics>
    <mfrac>
      <mstyle mathsize="9pt">
        <mn>1</mn>
      </mstyle>
      <mstyle mathsize="9pt">
        <mn>6</mn>
      </mstyle>
    </mfrac>
    <annotation encoding="StarMath 5.0">size 9 {1}over size 9 {6}</annotation>
  </semantics>
</math>
</file>

<file path=Object 51/content.xml><?xml version="1.0" encoding="utf-8"?>
<math xmlns="http://www.w3.org/1998/Math/MathML" display="block">
  <semantics>
    <mfrac>
      <mstyle mathsize="9pt">
        <mn>77</mn>
      </mstyle>
      <mstyle mathsize="9pt">
        <mn>11</mn>
      </mstyle>
    </mfrac>
    <annotation encoding="StarMath 5.0">size 9 {77}over size 9 {11}</annotation>
  </semantics>
</math>
</file>

<file path=Object 6/content.xml><?xml version="1.0" encoding="utf-8"?>
<math xmlns="http://www.w3.org/1998/Math/MathML" display="block">
  <semantics>
    <mfrac>
      <mstyle color="silver">
        <mn>....</mn>
      </mstyle>
      <mn>59</mn>
    </mfrac>
    <annotation encoding="StarMath 5.0">color silver { ....}over {59} </annotation>
  </semantics>
</math>
</file>

<file path=Object 69/content.xml><?xml version="1.0" encoding="utf-8"?>
<math xmlns="http://www.w3.org/1998/Math/MathML" display="block">
  <semantics>
    <mfrac>
      <mn>36</mn>
      <mn>3</mn>
    </mfrac>
    <annotation encoding="StarMath 5.0">{36} over {3}</annotation>
  </semantics>
</math>
</file>

<file path=Object 7/content.xml><?xml version="1.0" encoding="utf-8"?>
<math xmlns="http://www.w3.org/1998/Math/MathML" display="block">
  <semantics>
    <mfrac>
      <mn>9</mn>
      <mn>7</mn>
    </mfrac>
    <annotation encoding="StarMath 5.0">{9} over {7}</annotation>
  </semantics>
</math>
</file>

<file path=Object 7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7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7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7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7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7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8/content.xml><?xml version="1.0" encoding="utf-8"?>
<math xmlns="http://www.w3.org/1998/Math/MathML" display="block">
  <semantics>
    <mfrac>
      <mstyle color="silver">
        <mn>......</mn>
      </mstyle>
      <mn>2</mn>
    </mfrac>
    <annotation encoding="StarMath 5.0">color silver { ......}over {2}</annotation>
  </semantics>
</math>
</file>

<file path=Object 8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8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8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9/content.xml><?xml version="1.0" encoding="utf-8"?>
<math xmlns="http://www.w3.org/1998/Math/MathML" display="block">
  <semantics>
    <mfrac>
      <mstyle color="silver">
        <mn>......</mn>
      </mstyle>
      <mn>2</mn>
    </mfrac>
    <annotation encoding="StarMath 5.0">color silver { ......}over {2}</annotation>
  </semantics>
</math>
</file>